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26" calcext:value-type="float">
            <text:p>2,60E-05</text:p>
          </table:table-cell>
          <table:table-cell table:style-name="ce1" office:value-type="float" office:value="0.000038" calcext:value-type="float">
            <text:p>3,80E-05</text:p>
          </table:table-cell>
          <table:table-cell table:number-columns-repeated="2" table:style-name="ce1" office:value-type="float" office:value="0.000037" calcext:value-type="float">
            <text:p>3,70E-05</text:p>
          </table:table-cell>
          <table:table-cell table:style-name="ce1" office:value-type="float" office:value="0.000036" calcext:value-type="float">
            <text:p>3,60E-05</text:p>
          </table:table-cell>
          <table:table-cell table:style-name="ce1" office:value-type="float" office:value="0.000056" calcext:value-type="float">
            <text:p>5,60E-05</text:p>
          </table:table-cell>
          <table:table-cell table:style-name="ce1" office:value-type="float" office:value="0.000037" calcext:value-type="float">
            <text:p>3,70E-05</text:p>
          </table:table-cell>
          <table:table-cell table:number-columns-repeated="3" table:style-name="ce1" office:value-type="float" office:value="0.000036" calcext:value-type="float">
            <text:p>3,60E-05</text:p>
          </table:table-cell>
          <table:table-cell table:formula="of:=AVERAGE([.B2:.K2])" office:value-type="float" office:value="0.0000375" calcext:value-type="float">
            <text:p>3,75E-0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0336" calcext:value-type="float">
            <text:p>0,000336</text:p>
          </table:table-cell>
          <table:table-cell office:value-type="float" office:value="0.009824" calcext:value-type="float">
            <text:p>0,009824</text:p>
          </table:table-cell>
          <table:table-cell office:value-type="float" office:value="0.010059" calcext:value-type="float">
            <text:p>0,010059</text:p>
          </table:table-cell>
          <table:table-cell office:value-type="float" office:value="0.009153" calcext:value-type="float">
            <text:p>0,009153</text:p>
          </table:table-cell>
          <table:table-cell office:value-type="float" office:value="0.007575" calcext:value-type="float">
            <text:p>0,007575</text:p>
          </table:table-cell>
          <table:table-cell office:value-type="float" office:value="0.007375" calcext:value-type="float">
            <text:p>0,007375</text:p>
          </table:table-cell>
          <table:table-cell office:value-type="float" office:value="0.007184" calcext:value-type="float">
            <text:p>0,007184</text:p>
          </table:table-cell>
          <table:table-cell office:value-type="float" office:value="0.006969" calcext:value-type="float">
            <text:p>0,006969</text:p>
          </table:table-cell>
          <table:table-cell office:value-type="float" office:value="0.006776" calcext:value-type="float">
            <text:p>0,006776</text:p>
          </table:table-cell>
          <table:table-cell office:value-type="float" office:value="0.006545" calcext:value-type="float">
            <text:p>0,006545</text:p>
          </table:table-cell>
          <table:table-cell table:formula="of:=AVERAGE([.B3:.K3])" office:value-type="float" office:value="0.0071796" calcext:value-type="float">
            <text:p>7,18E-0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0511" calcext:value-type="float">
            <text:p>0,000511</text:p>
          </table:table-cell>
          <table:table-cell office:value-type="float" office:value="0.027404" calcext:value-type="float">
            <text:p>0,027404</text:p>
          </table:table-cell>
          <table:table-cell office:value-type="float" office:value="0.027135" calcext:value-type="float">
            <text:p>0,027135</text:p>
          </table:table-cell>
          <table:table-cell office:value-type="float" office:value="0.026287" calcext:value-type="float">
            <text:p>0,026287</text:p>
          </table:table-cell>
          <table:table-cell office:value-type="float" office:value="0.024287" calcext:value-type="float">
            <text:p>0,024287</text:p>
          </table:table-cell>
          <table:table-cell office:value-type="float" office:value="0.02457" calcext:value-type="float">
            <text:p>0,02457</text:p>
          </table:table-cell>
          <table:table-cell office:value-type="float" office:value="0.024632" calcext:value-type="float">
            <text:p>0,024632</text:p>
          </table:table-cell>
          <table:table-cell office:value-type="float" office:value="0.025258" calcext:value-type="float">
            <text:p>0,025258</text:p>
          </table:table-cell>
          <table:table-cell office:value-type="float" office:value="0.024885" calcext:value-type="float">
            <text:p>0,024885</text:p>
          </table:table-cell>
          <table:table-cell office:value-type="float" office:value="0.025915" calcext:value-type="float">
            <text:p>0,025915</text:p>
          </table:table-cell>
          <table:table-cell table:formula="of:=AVERAGE([.B4:.K4])" office:value-type="float" office:value="0.0230884" calcext:value-type="float">
            <text:p>2,31E-02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0786" calcext:value-type="float">
            <text:p>0,000786</text:p>
          </table:table-cell>
          <table:table-cell office:value-type="float" office:value="0.057336" calcext:value-type="float">
            <text:p>0,057336</text:p>
          </table:table-cell>
          <table:table-cell office:value-type="float" office:value="0.056534" calcext:value-type="float">
            <text:p>0,056534</text:p>
          </table:table-cell>
          <table:table-cell office:value-type="float" office:value="0.061195" calcext:value-type="float">
            <text:p>0,061195</text:p>
          </table:table-cell>
          <table:table-cell office:value-type="float" office:value="0.056537" calcext:value-type="float">
            <text:p>0,056537</text:p>
          </table:table-cell>
          <table:table-cell office:value-type="float" office:value="0.054539" calcext:value-type="float">
            <text:p>0,054539</text:p>
          </table:table-cell>
          <table:table-cell office:value-type="float" office:value="0.055218" calcext:value-type="float">
            <text:p>0,055218</text:p>
          </table:table-cell>
          <table:table-cell office:value-type="float" office:value="0.054013" calcext:value-type="float">
            <text:p>0,054013</text:p>
          </table:table-cell>
          <table:table-cell office:value-type="float" office:value="0.054041" calcext:value-type="float">
            <text:p>0,054041</text:p>
          </table:table-cell>
          <table:table-cell office:value-type="float" office:value="0.054006" calcext:value-type="float">
            <text:p>0,054006</text:p>
          </table:table-cell>
          <table:table-cell table:formula="of:=AVERAGE([.B5:.K5])" office:value-type="float" office:value="0.0504205" calcext:value-type="float">
            <text:p>5,04E-02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001159" calcext:value-type="float">
            <text:p>0,001159</text:p>
          </table:table-cell>
          <table:table-cell office:value-type="float" office:value="0.098214" calcext:value-type="float">
            <text:p>0,098214</text:p>
          </table:table-cell>
          <table:table-cell office:value-type="float" office:value="0.100518" calcext:value-type="float">
            <text:p>0,100518</text:p>
          </table:table-cell>
          <table:table-cell office:value-type="float" office:value="0.097656" calcext:value-type="float">
            <text:p>0,097656</text:p>
          </table:table-cell>
          <table:table-cell office:value-type="float" office:value="0.097454" calcext:value-type="float">
            <text:p>0,097454</text:p>
          </table:table-cell>
          <table:table-cell office:value-type="float" office:value="0.095313" calcext:value-type="float">
            <text:p>0,095313</text:p>
          </table:table-cell>
          <table:table-cell office:value-type="float" office:value="0.096021" calcext:value-type="float">
            <text:p>0,096021</text:p>
          </table:table-cell>
          <table:table-cell office:value-type="float" office:value="0.099713" calcext:value-type="float">
            <text:p>0,099713</text:p>
          </table:table-cell>
          <table:table-cell office:value-type="float" office:value="0.09557" calcext:value-type="float">
            <text:p>0,09557</text:p>
          </table:table-cell>
          <table:table-cell office:value-type="float" office:value="0.095153" calcext:value-type="float">
            <text:p>0,095153</text:p>
          </table:table-cell>
          <table:table-cell table:formula="of:=AVERAGE([.B6:.K6])" office:value-type="float" office:value="0.0876771" calcext:value-type="float">
            <text:p>8,77E-02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001477" calcext:value-type="float">
            <text:p>0,001477</text:p>
          </table:table-cell>
          <table:table-cell office:value-type="float" office:value="0.158764" calcext:value-type="float">
            <text:p>0,158764</text:p>
          </table:table-cell>
          <table:table-cell office:value-type="float" office:value="0.151077" calcext:value-type="float">
            <text:p>0,151077</text:p>
          </table:table-cell>
          <table:table-cell office:value-type="float" office:value="0.148942" calcext:value-type="float">
            <text:p>0,148942</text:p>
          </table:table-cell>
          <table:table-cell office:value-type="float" office:value="0.148924" calcext:value-type="float">
            <text:p>0,148924</text:p>
          </table:table-cell>
          <table:table-cell office:value-type="float" office:value="0.153645" calcext:value-type="float">
            <text:p>0,153645</text:p>
          </table:table-cell>
          <table:table-cell office:value-type="float" office:value="0.149942" calcext:value-type="float">
            <text:p>0,149942</text:p>
          </table:table-cell>
          <table:table-cell office:value-type="float" office:value="0.148593" calcext:value-type="float">
            <text:p>0,148593</text:p>
          </table:table-cell>
          <table:table-cell office:value-type="float" office:value="0.148394" calcext:value-type="float">
            <text:p>0,148394</text:p>
          </table:table-cell>
          <table:table-cell office:value-type="float" office:value="0.149783" calcext:value-type="float">
            <text:p>0,149783</text:p>
          </table:table-cell>
          <table:table-cell table:formula="of:=AVERAGE([.B7:.K7])" office:value-type="float" office:value="0.1359541" calcext:value-type="float">
            <text:p>1,36E-01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0.001727" calcext:value-type="float">
            <text:p>0,001727</text:p>
          </table:table-cell>
          <table:table-cell office:value-type="float" office:value="0.223282" calcext:value-type="float">
            <text:p>0,223282</text:p>
          </table:table-cell>
          <table:table-cell office:value-type="float" office:value="0.218573" calcext:value-type="float">
            <text:p>0,218573</text:p>
          </table:table-cell>
          <table:table-cell office:value-type="float" office:value="0.214812" calcext:value-type="float">
            <text:p>0,214812</text:p>
          </table:table-cell>
          <table:table-cell office:value-type="float" office:value="0.212753" calcext:value-type="float">
            <text:p>0,212753</text:p>
          </table:table-cell>
          <table:table-cell office:value-type="float" office:value="0.212505" calcext:value-type="float">
            <text:p>0,212505</text:p>
          </table:table-cell>
          <table:table-cell office:value-type="float" office:value="0.215013" calcext:value-type="float">
            <text:p>0,215013</text:p>
          </table:table-cell>
          <table:table-cell office:value-type="float" office:value="0.213221" calcext:value-type="float">
            <text:p>0,213221</text:p>
          </table:table-cell>
          <table:table-cell office:value-type="float" office:value="0.212128" calcext:value-type="float">
            <text:p>0,212128</text:p>
          </table:table-cell>
          <table:table-cell office:value-type="float" office:value="0.213882" calcext:value-type="float">
            <text:p>0,213882</text:p>
          </table:table-cell>
          <table:table-cell table:formula="of:=AVERAGE([.B8:.K8])" office:value-type="float" office:value="0.1937896" calcext:value-type="float">
            <text:p>1,94E-01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0.002137" calcext:value-type="float">
            <text:p>0,002137</text:p>
          </table:table-cell>
          <table:table-cell office:value-type="float" office:value="0.302172" calcext:value-type="float">
            <text:p>0,302172</text:p>
          </table:table-cell>
          <table:table-cell office:value-type="float" office:value="0.296967" calcext:value-type="float">
            <text:p>0,296967</text:p>
          </table:table-cell>
          <table:table-cell office:value-type="float" office:value="0.288717" calcext:value-type="float">
            <text:p>0,288717</text:p>
          </table:table-cell>
          <table:table-cell office:value-type="float" office:value="0.291081" calcext:value-type="float">
            <text:p>0,291081</text:p>
          </table:table-cell>
          <table:table-cell office:value-type="float" office:value="0.290056" calcext:value-type="float">
            <text:p>0,290056</text:p>
          </table:table-cell>
          <table:table-cell office:value-type="float" office:value="0.290549" calcext:value-type="float">
            <text:p>0,290549</text:p>
          </table:table-cell>
          <table:table-cell office:value-type="float" office:value="0.288896" calcext:value-type="float">
            <text:p>0,288896</text:p>
          </table:table-cell>
          <table:table-cell office:value-type="float" office:value="0.29083" calcext:value-type="float">
            <text:p>0,29083</text:p>
          </table:table-cell>
          <table:table-cell office:value-type="float" office:value="0.289093" calcext:value-type="float">
            <text:p>0,289093</text:p>
          </table:table-cell>
          <table:table-cell table:formula="of:=AVERAGE([.B9:.K9])" office:value-type="float" office:value="0.2630498" calcext:value-type="float">
            <text:p>2,63E-01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0.002678" calcext:value-type="float">
            <text:p>0,002678</text:p>
          </table:table-cell>
          <table:table-cell office:value-type="float" office:value="0.390453" calcext:value-type="float">
            <text:p>0,390453</text:p>
          </table:table-cell>
          <table:table-cell office:value-type="float" office:value="0.378416" calcext:value-type="float">
            <text:p>0,378416</text:p>
          </table:table-cell>
          <table:table-cell office:value-type="float" office:value="0.382157" calcext:value-type="float">
            <text:p>0,382157</text:p>
          </table:table-cell>
          <table:table-cell office:value-type="float" office:value="0.383817" calcext:value-type="float">
            <text:p>0,383817</text:p>
          </table:table-cell>
          <table:table-cell office:value-type="float" office:value="0.380205" calcext:value-type="float">
            <text:p>0,380205</text:p>
          </table:table-cell>
          <table:table-cell office:value-type="float" office:value="0.378554" calcext:value-type="float">
            <text:p>0,378554</text:p>
          </table:table-cell>
          <table:table-cell office:value-type="float" office:value="0.378303" calcext:value-type="float">
            <text:p>0,378303</text:p>
          </table:table-cell>
          <table:table-cell office:value-type="float" office:value="0.376248" calcext:value-type="float">
            <text:p>0,376248</text:p>
          </table:table-cell>
          <table:table-cell office:value-type="float" office:value="0.377923" calcext:value-type="float">
            <text:p>0,377923</text:p>
          </table:table-cell>
          <table:table-cell table:formula="of:=AVERAGE([.B10:.K10])" office:value-type="float" office:value="0.3428754" calcext:value-type="float">
            <text:p>3,43E-01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0.002978" calcext:value-type="float">
            <text:p>0,002978</text:p>
          </table:table-cell>
          <table:table-cell office:value-type="float" office:value="0.492342" calcext:value-type="float">
            <text:p>0,492342</text:p>
          </table:table-cell>
          <table:table-cell office:value-type="float" office:value="0.476051" calcext:value-type="float">
            <text:p>0,476051</text:p>
          </table:table-cell>
          <table:table-cell office:value-type="float" office:value="0.476819" calcext:value-type="float">
            <text:p>0,476819</text:p>
          </table:table-cell>
          <table:table-cell office:value-type="float" office:value="0.47562" calcext:value-type="float">
            <text:p>0,47562</text:p>
          </table:table-cell>
          <table:table-cell office:value-type="float" office:value="0.476503" calcext:value-type="float">
            <text:p>0,476503</text:p>
          </table:table-cell>
          <table:table-cell office:value-type="float" office:value="0.47552" calcext:value-type="float">
            <text:p>0,47552</text:p>
          </table:table-cell>
          <table:table-cell office:value-type="float" office:value="0.476765" calcext:value-type="float">
            <text:p>0,476765</text:p>
          </table:table-cell>
          <table:table-cell office:value-type="float" office:value="0.476653" calcext:value-type="float">
            <text:p>0,476653</text:p>
          </table:table-cell>
          <table:table-cell office:value-type="float" office:value="0.476348" calcext:value-type="float">
            <text:p>0,476348</text:p>
          </table:table-cell>
          <table:table-cell table:formula="of:=AVERAGE([.B11:.K11])" office:value-type="float" office:value="0.4305599" calcext:value-type="float">
            <text:p>4,31E-01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0.601831" calcext:value-type="float">
            <text:p>0,601831</text:p>
          </table:table-cell>
          <table:table-cell office:value-type="float" office:value="0.592266" calcext:value-type="float">
            <text:p>0,592266</text:p>
          </table:table-cell>
          <table:table-cell office:value-type="float" office:value="0.588576" calcext:value-type="float">
            <text:p>0,588576</text:p>
          </table:table-cell>
          <table:table-cell office:value-type="float" office:value="0.588038" calcext:value-type="float">
            <text:p>0,588038</text:p>
          </table:table-cell>
          <table:table-cell office:value-type="float" office:value="0.588869" calcext:value-type="float">
            <text:p>0,588869</text:p>
          </table:table-cell>
          <table:table-cell office:value-type="float" office:value="0.58693" calcext:value-type="float">
            <text:p>0,58693</text:p>
          </table:table-cell>
          <table:table-cell office:value-type="float" office:value="0.587264" calcext:value-type="float">
            <text:p>0,587264</text:p>
          </table:table-cell>
          <table:table-cell office:value-type="float" office:value="0.586142" calcext:value-type="float">
            <text:p>0,586142</text:p>
          </table:table-cell>
          <table:table-cell office:value-type="float" office:value="0.586551" calcext:value-type="float">
            <text:p>0,586551</text:p>
          </table:table-cell>
          <table:table-cell table:formula="of:=AVERAGE([.B12:.K12])" office:value-type="float" office:value="0.5309697" calcext:value-type="float">
            <text:p>5,31E-01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0.003566" calcext:value-type="float">
            <text:p>0,003566</text:p>
          </table:table-cell>
          <table:table-cell office:value-type="float" office:value="0.727645" calcext:value-type="float">
            <text:p>0,727645</text:p>
          </table:table-cell>
          <table:table-cell office:value-type="float" office:value="0.715361" calcext:value-type="float">
            <text:p>0,715361</text:p>
          </table:table-cell>
          <table:table-cell office:value-type="float" office:value="0.711707" calcext:value-type="float">
            <text:p>0,711707</text:p>
          </table:table-cell>
          <table:table-cell office:value-type="float" office:value="0.710819" calcext:value-type="float">
            <text:p>0,710819</text:p>
          </table:table-cell>
          <table:table-cell office:value-type="float" office:value="0.708642" calcext:value-type="float">
            <text:p>0,708642</text:p>
          </table:table-cell>
          <table:table-cell office:value-type="float" office:value="0.708808" calcext:value-type="float">
            <text:p>0,708808</text:p>
          </table:table-cell>
          <table:table-cell office:value-type="float" office:value="0.710025" calcext:value-type="float">
            <text:p>0,710025</text:p>
          </table:table-cell>
          <table:table-cell office:value-type="float" office:value="0.709124" calcext:value-type="float">
            <text:p>0,709124</text:p>
          </table:table-cell>
          <table:table-cell office:value-type="float" office:value="0.709328" calcext:value-type="float">
            <text:p>0,709328</text:p>
          </table:table-cell>
          <table:table-cell table:formula="of:=AVERAGE([.B13:.K13])" office:value-type="float" office:value="0.6415025" calcext:value-type="float">
            <text:p>6,42E-01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0.004709" calcext:value-type="float">
            <text:p>0,004709</text:p>
          </table:table-cell>
          <table:table-cell office:value-type="float" office:value="0.860733" calcext:value-type="float">
            <text:p>0,860733</text:p>
          </table:table-cell>
          <table:table-cell office:value-type="float" office:value="0.842709" calcext:value-type="float">
            <text:p>0,842709</text:p>
          </table:table-cell>
          <table:table-cell office:value-type="float" office:value="0.845676" calcext:value-type="float">
            <text:p>0,845676</text:p>
          </table:table-cell>
          <table:table-cell office:value-type="float" office:value="0.842843" calcext:value-type="float">
            <text:p>0,842843</text:p>
          </table:table-cell>
          <table:table-cell office:value-type="float" office:value="0.842686" calcext:value-type="float">
            <text:p>0,842686</text:p>
          </table:table-cell>
          <table:table-cell office:value-type="float" office:value="0.843852" calcext:value-type="float">
            <text:p>0,843852</text:p>
          </table:table-cell>
          <table:table-cell office:value-type="float" office:value="0.843224" calcext:value-type="float">
            <text:p>0,843224</text:p>
          </table:table-cell>
          <table:table-cell office:value-type="float" office:value="0.844962" calcext:value-type="float">
            <text:p>0,844962</text:p>
          </table:table-cell>
          <table:table-cell office:value-type="float" office:value="0.84321" calcext:value-type="float">
            <text:p>0,84321</text:p>
          </table:table-cell>
          <table:table-cell table:formula="of:=AVERAGE([.B14:.K14])" office:value-type="float" office:value="0.7614604" calcext:value-type="float">
            <text:p>7,61E-01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0.00482" calcext:value-type="float">
            <text:p>0,00482</text:p>
          </table:table-cell>
          <table:table-cell office:value-type="float" office:value="1.00769" calcext:value-type="float">
            <text:p>1,00769</text:p>
          </table:table-cell>
          <table:table-cell office:value-type="float" office:value="0.990545" calcext:value-type="float">
            <text:p>0,990545</text:p>
          </table:table-cell>
          <table:table-cell office:value-type="float" office:value="0.998069" calcext:value-type="float">
            <text:p>0,998069</text:p>
          </table:table-cell>
          <table:table-cell office:value-type="float" office:value="0.991135" calcext:value-type="float">
            <text:p>0,991135</text:p>
          </table:table-cell>
          <table:table-cell office:value-type="float" office:value="0.989933" calcext:value-type="float">
            <text:p>0,989933</text:p>
          </table:table-cell>
          <table:table-cell office:value-type="float" office:value="0.989594" calcext:value-type="float">
            <text:p>0,989594</text:p>
          </table:table-cell>
          <table:table-cell office:value-type="float" office:value="0.989752" calcext:value-type="float">
            <text:p>0,989752</text:p>
          </table:table-cell>
          <table:table-cell office:value-type="float" office:value="0.988952" calcext:value-type="float">
            <text:p>0,988952</text:p>
          </table:table-cell>
          <table:table-cell office:value-type="float" office:value="0.988624" calcext:value-type="float">
            <text:p>0,988624</text:p>
          </table:table-cell>
          <table:table-cell table:formula="of:=AVERAGE([.B15:.K15])" office:value-type="float" office:value="0.8939114" calcext:value-type="float">
            <text:p>8,94E-01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0.00507" calcext:value-type="float">
            <text:p>0,00507</text:p>
          </table:table-cell>
          <table:table-cell office:value-type="float" office:value="1.16368" calcext:value-type="float">
            <text:p>1,16368</text:p>
          </table:table-cell>
          <table:table-cell office:value-type="float" office:value="1.14612" calcext:value-type="float">
            <text:p>1,14612</text:p>
          </table:table-cell>
          <table:table-cell office:value-type="float" office:value="1.14424" calcext:value-type="float">
            <text:p>1,14424</text:p>
          </table:table-cell>
          <table:table-cell office:value-type="float" office:value="1.1565" calcext:value-type="float">
            <text:p>1,1565</text:p>
          </table:table-cell>
          <table:table-cell office:value-type="float" office:value="1.1481" calcext:value-type="float">
            <text:p>1,1481</text:p>
          </table:table-cell>
          <table:table-cell office:value-type="float" office:value="1.14869" calcext:value-type="float">
            <text:p>1,14869</text:p>
          </table:table-cell>
          <table:table-cell office:value-type="float" office:value="1.14511" calcext:value-type="float">
            <text:p>1,14511</text:p>
          </table:table-cell>
          <table:table-cell office:value-type="float" office:value="1.14694" calcext:value-type="float">
            <text:p>1,14694</text:p>
          </table:table-cell>
          <table:table-cell office:value-type="float" office:value="1.14833" calcext:value-type="float">
            <text:p>1,14833</text:p>
          </table:table-cell>
          <table:table-cell table:formula="of:=AVERAGE([.B16:.K16])" office:value-type="float" office:value="1.035278" calcext:value-type="float">
            <text:p>1,04E+00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0.004837" calcext:value-type="float">
            <text:p>0,004837</text:p>
          </table:table-cell>
          <table:table-cell office:value-type="float" office:value="1.32905" calcext:value-type="float">
            <text:p>1,32905</text:p>
          </table:table-cell>
          <table:table-cell office:value-type="float" office:value="1.31385" calcext:value-type="float">
            <text:p>1,31385</text:p>
          </table:table-cell>
          <table:table-cell office:value-type="float" office:value="1.317" calcext:value-type="float">
            <text:p>1,317</text:p>
          </table:table-cell>
          <table:table-cell office:value-type="float" office:value="1.32025" calcext:value-type="float">
            <text:p>1,32025</text:p>
          </table:table-cell>
          <table:table-cell office:value-type="float" office:value="1.31696" calcext:value-type="float">
            <text:p>1,31696</text:p>
          </table:table-cell>
          <table:table-cell office:value-type="float" office:value="1.31605" calcext:value-type="float">
            <text:p>1,31605</text:p>
          </table:table-cell>
          <table:table-cell office:value-type="float" office:value="1.31304" calcext:value-type="float">
            <text:p>1,31304</text:p>
          </table:table-cell>
          <table:table-cell office:value-type="float" office:value="1.31502" calcext:value-type="float">
            <text:p>1,31502</text:p>
          </table:table-cell>
          <table:table-cell office:value-type="float" office:value="1.31887" calcext:value-type="float">
            <text:p>1,31887</text:p>
          </table:table-cell>
          <table:table-cell table:formula="of:=AVERAGE([.B17:.K17])" office:value-type="float" office:value="1.1864927" calcext:value-type="float">
            <text:p>1,19E+00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0.005232" calcext:value-type="float">
            <text:p>0,005232</text:p>
          </table:table-cell>
          <table:table-cell office:value-type="float" office:value="1.52434" calcext:value-type="float">
            <text:p>1,52434</text:p>
          </table:table-cell>
          <table:table-cell office:value-type="float" office:value="1.49811" calcext:value-type="float">
            <text:p>1,49811</text:p>
          </table:table-cell>
          <table:table-cell office:value-type="float" office:value="1.50047" calcext:value-type="float">
            <text:p>1,50047</text:p>
          </table:table-cell>
          <table:table-cell office:value-type="float" office:value="1.49777" calcext:value-type="float">
            <text:p>1,49777</text:p>
          </table:table-cell>
          <table:table-cell office:value-type="float" office:value="1.49907" calcext:value-type="float">
            <text:p>1,49907</text:p>
          </table:table-cell>
          <table:table-cell office:value-type="float" office:value="1.49674" calcext:value-type="float">
            <text:p>1,49674</text:p>
          </table:table-cell>
          <table:table-cell office:value-type="float" office:value="1.49946" calcext:value-type="float">
            <text:p>1,49946</text:p>
          </table:table-cell>
          <table:table-cell office:value-type="float" office:value="1.49657" calcext:value-type="float">
            <text:p>1,49657</text:p>
          </table:table-cell>
          <table:table-cell office:value-type="float" office:value="1.49644" calcext:value-type="float">
            <text:p>1,49644</text:p>
          </table:table-cell>
          <table:table-cell table:formula="of:=AVERAGE([.B18:.K18])" office:value-type="float" office:value="1.3514202" calcext:value-type="float">
            <text:p>1,35E+00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0.005574" calcext:value-type="float">
            <text:p>0,005574</text:p>
          </table:table-cell>
          <table:table-cell office:value-type="float" office:value="1.70985" calcext:value-type="float">
            <text:p>1,70985</text:p>
          </table:table-cell>
          <table:table-cell office:value-type="float" office:value="1.69514" calcext:value-type="float">
            <text:p>1,69514</text:p>
          </table:table-cell>
          <table:table-cell office:value-type="float" office:value="1.69206" calcext:value-type="float">
            <text:p>1,69206</text:p>
          </table:table-cell>
          <table:table-cell office:value-type="float" office:value="1.68923" calcext:value-type="float">
            <text:p>1,68923</text:p>
          </table:table-cell>
          <table:table-cell office:value-type="float" office:value="1.68887" calcext:value-type="float">
            <text:p>1,68887</text:p>
          </table:table-cell>
          <table:table-cell office:value-type="float" office:value="1.69011" calcext:value-type="float">
            <text:p>1,69011</text:p>
          </table:table-cell>
          <table:table-cell office:value-type="float" office:value="1.68953" calcext:value-type="float">
            <text:p>1,68953</text:p>
          </table:table-cell>
          <table:table-cell office:value-type="float" office:value="1.689" calcext:value-type="float">
            <text:p>1,689</text:p>
          </table:table-cell>
          <table:table-cell office:value-type="float" office:value="1.69016" calcext:value-type="float">
            <text:p>1,69016</text:p>
          </table:table-cell>
          <table:table-cell table:formula="of:=AVERAGE([.B19:.K19])" office:value-type="float" office:value="1.5239524" calcext:value-type="float">
            <text:p>1,52E+00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0.006702" calcext:value-type="float">
            <text:p>0,006702</text:p>
          </table:table-cell>
          <table:table-cell office:value-type="float" office:value="1.91566" calcext:value-type="float">
            <text:p>1,91566</text:p>
          </table:table-cell>
          <table:table-cell office:value-type="float" office:value="1.88885" calcext:value-type="float">
            <text:p>1,88885</text:p>
          </table:table-cell>
          <table:table-cell office:value-type="float" office:value="1.89673" calcext:value-type="float">
            <text:p>1,89673</text:p>
          </table:table-cell>
          <table:table-cell office:value-type="float" office:value="1.88928" calcext:value-type="float">
            <text:p>1,88928</text:p>
          </table:table-cell>
          <table:table-cell office:value-type="float" office:value="1.889" calcext:value-type="float">
            <text:p>1,889</text:p>
          </table:table-cell>
          <table:table-cell office:value-type="float" office:value="1.89446" calcext:value-type="float">
            <text:p>1,89446</text:p>
          </table:table-cell>
          <table:table-cell office:value-type="float" office:value="1.89205" calcext:value-type="float">
            <text:p>1,89205</text:p>
          </table:table-cell>
          <table:table-cell office:value-type="float" office:value="1.8923" calcext:value-type="float">
            <text:p>1,8923</text:p>
          </table:table-cell>
          <table:table-cell office:value-type="float" office:value="1.89045" calcext:value-type="float">
            <text:p>1,89045</text:p>
          </table:table-cell>
          <table:table-cell table:formula="of:=AVERAGE([.B20:.K20])" office:value-type="float" office:value="1.7055482" calcext:value-type="float">
            <text:p>1,71E+00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0.006683" calcext:value-type="float">
            <text:p>0,006683</text:p>
          </table:table-cell>
          <table:table-cell office:value-type="float" office:value="2.13619" calcext:value-type="float">
            <text:p>2,13619</text:p>
          </table:table-cell>
          <table:table-cell office:value-type="float" office:value="2.11159" calcext:value-type="float">
            <text:p>2,11159</text:p>
          </table:table-cell>
          <table:table-cell office:value-type="float" office:value="2.10432" calcext:value-type="float">
            <text:p>2,10432</text:p>
          </table:table-cell>
          <table:table-cell office:value-type="float" office:value="2.10821" calcext:value-type="float">
            <text:p>2,10821</text:p>
          </table:table-cell>
          <table:table-cell office:value-type="float" office:value="2.11295" calcext:value-type="float">
            <text:p>2,11295</text:p>
          </table:table-cell>
          <table:table-cell office:value-type="float" office:value="2.10937" calcext:value-type="float">
            <text:p>2,10937</text:p>
          </table:table-cell>
          <table:table-cell office:value-type="float" office:value="2.1136" calcext:value-type="float">
            <text:p>2,1136</text:p>
          </table:table-cell>
          <table:table-cell office:value-type="float" office:value="2.11448" calcext:value-type="float">
            <text:p>2,11448</text:p>
          </table:table-cell>
          <table:table-cell office:value-type="float" office:value="2.11267" calcext:value-type="float">
            <text:p>2,11267</text:p>
          </table:table-cell>
          <table:table-cell table:formula="of:=AVERAGE([.B21:.K21])" office:value-type="float" office:value="1.9030063" calcext:value-type="float">
            <text:p>1,90E+00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0.006548" calcext:value-type="float">
            <text:p>0,006548</text:p>
          </table:table-cell>
          <table:table-cell office:value-type="float" office:value="2.36259" calcext:value-type="float">
            <text:p>2,36259</text:p>
          </table:table-cell>
          <table:table-cell office:value-type="float" office:value="2.33859" calcext:value-type="float">
            <text:p>2,33859</text:p>
          </table:table-cell>
          <table:table-cell office:value-type="float" office:value="2.34116" calcext:value-type="float">
            <text:p>2,34116</text:p>
          </table:table-cell>
          <table:table-cell office:value-type="float" office:value="2.34209" calcext:value-type="float">
            <text:p>2,34209</text:p>
          </table:table-cell>
          <table:table-cell office:value-type="float" office:value="2.33493" calcext:value-type="float">
            <text:p>2,33493</text:p>
          </table:table-cell>
          <table:table-cell office:value-type="float" office:value="2.32934" calcext:value-type="float">
            <text:p>2,32934</text:p>
          </table:table-cell>
          <table:table-cell office:value-type="float" office:value="2.33193" calcext:value-type="float">
            <text:p>2,33193</text:p>
          </table:table-cell>
          <table:table-cell office:value-type="float" office:value="2.33238" calcext:value-type="float">
            <text:p>2,33238</text:p>
          </table:table-cell>
          <table:table-cell office:value-type="float" office:value="2.33612" calcext:value-type="float">
            <text:p>2,33612</text:p>
          </table:table-cell>
          <table:table-cell table:formula="of:=AVERAGE([.B22:.K22])" office:value-type="float" office:value="2.1055678" calcext:value-type="float">
            <text:p>2,11E+00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0.006883" calcext:value-type="float">
            <text:p>0,006883</text:p>
          </table:table-cell>
          <table:table-cell office:value-type="float" office:value="2.5955" calcext:value-type="float">
            <text:p>2,5955</text:p>
          </table:table-cell>
          <table:table-cell office:value-type="float" office:value="2.56994" calcext:value-type="float">
            <text:p>2,56994</text:p>
          </table:table-cell>
          <table:table-cell office:value-type="float" office:value="2.56931" calcext:value-type="float">
            <text:p>2,56931</text:p>
          </table:table-cell>
          <table:table-cell office:value-type="float" office:value="2.56784" calcext:value-type="float">
            <text:p>2,56784</text:p>
          </table:table-cell>
          <table:table-cell office:value-type="float" office:value="2.57545" calcext:value-type="float">
            <text:p>2,57545</text:p>
          </table:table-cell>
          <table:table-cell office:value-type="float" office:value="2.57166" calcext:value-type="float">
            <text:p>2,57166</text:p>
          </table:table-cell>
          <table:table-cell office:value-type="float" office:value="2.57923" calcext:value-type="float">
            <text:p>2,57923</text:p>
          </table:table-cell>
          <table:table-cell office:value-type="float" office:value="2.58355" calcext:value-type="float">
            <text:p>2,58355</text:p>
          </table:table-cell>
          <table:table-cell office:value-type="float" office:value="2.57407" calcext:value-type="float">
            <text:p>2,57407</text:p>
          </table:table-cell>
          <table:table-cell table:formula="of:=AVERAGE([.B23:.K23])" office:value-type="float" office:value="2.3193433" calcext:value-type="float">
            <text:p>2,32E+00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0.00847" calcext:value-type="float">
            <text:p>0,00847</text:p>
          </table:table-cell>
          <table:table-cell office:value-type="float" office:value="2.84775" calcext:value-type="float">
            <text:p>2,84775</text:p>
          </table:table-cell>
          <table:table-cell office:value-type="float" office:value="2.82716" calcext:value-type="float">
            <text:p>2,82716</text:p>
          </table:table-cell>
          <table:table-cell office:value-type="float" office:value="2.82387" calcext:value-type="float">
            <text:p>2,82387</text:p>
          </table:table-cell>
          <table:table-cell office:value-type="float" office:value="2.8306" calcext:value-type="float">
            <text:p>2,8306</text:p>
          </table:table-cell>
          <table:table-cell office:value-type="float" office:value="3.10414" calcext:value-type="float">
            <text:p>3,10414</text:p>
          </table:table-cell>
          <table:table-cell office:value-type="float" office:value="3.21783" calcext:value-type="float">
            <text:p>3,21783</text:p>
          </table:table-cell>
          <table:table-cell office:value-type="float" office:value="3.07724" calcext:value-type="float">
            <text:p>3,07724</text:p>
          </table:table-cell>
          <table:table-cell office:value-type="float" office:value="3.03697" calcext:value-type="float">
            <text:p>3,03697</text:p>
          </table:table-cell>
          <table:table-cell office:value-type="float" office:value="3.16152" calcext:value-type="float">
            <text:p>3,16152</text:p>
          </table:table-cell>
          <table:table-cell table:formula="of:=AVERAGE([.B24:.K24])" office:value-type="float" office:value="2.693555" calcext:value-type="float">
            <text:p>2,69E+00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0.010029" calcext:value-type="float">
            <text:p>0,010029</text:p>
          </table:table-cell>
          <table:table-cell office:value-type="float" office:value="3.44868" calcext:value-type="float">
            <text:p>3,44868</text:p>
          </table:table-cell>
          <table:table-cell office:value-type="float" office:value="3.27705" calcext:value-type="float">
            <text:p>3,27705</text:p>
          </table:table-cell>
          <table:table-cell office:value-type="float" office:value="3.14039" calcext:value-type="float">
            <text:p>3,14039</text:p>
          </table:table-cell>
          <table:table-cell office:value-type="float" office:value="3.16346" calcext:value-type="float">
            <text:p>3,16346</text:p>
          </table:table-cell>
          <table:table-cell office:value-type="float" office:value="3.14296" calcext:value-type="float">
            <text:p>3,14296</text:p>
          </table:table-cell>
          <table:table-cell office:value-type="float" office:value="3.21874" calcext:value-type="float">
            <text:p>3,21874</text:p>
          </table:table-cell>
          <table:table-cell office:value-type="float" office:value="3.30513" calcext:value-type="float">
            <text:p>3,30513</text:p>
          </table:table-cell>
          <table:table-cell office:value-type="float" office:value="3.32979" calcext:value-type="float">
            <text:p>3,32979</text:p>
          </table:table-cell>
          <table:table-cell office:value-type="float" office:value="3.3907" calcext:value-type="float">
            <text:p>3,3907</text:p>
          </table:table-cell>
          <table:table-cell table:formula="of:=AVERAGE([.B25:.K25])" office:value-type="float" office:value="2.9426929" calcext:value-type="float">
            <text:p>2,94E+00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0.010586" calcext:value-type="float">
            <text:p>0,010586</text:p>
          </table:table-cell>
          <table:table-cell office:value-type="float" office:value="3.46458" calcext:value-type="float">
            <text:p>3,46458</text:p>
          </table:table-cell>
          <table:table-cell office:value-type="float" office:value="3.36083" calcext:value-type="float">
            <text:p>3,36083</text:p>
          </table:table-cell>
          <table:table-cell office:value-type="float" office:value="3.36097" calcext:value-type="float">
            <text:p>3,36097</text:p>
          </table:table-cell>
          <table:table-cell office:value-type="float" office:value="3.36003" calcext:value-type="float">
            <text:p>3,36003</text:p>
          </table:table-cell>
          <table:table-cell office:value-type="float" office:value="3.36509" calcext:value-type="float">
            <text:p>3,36509</text:p>
          </table:table-cell>
          <table:table-cell office:value-type="float" office:value="3.35205" calcext:value-type="float">
            <text:p>3,35205</text:p>
          </table:table-cell>
          <table:table-cell office:value-type="float" office:value="3.35933" calcext:value-type="float">
            <text:p>3,35933</text:p>
          </table:table-cell>
          <table:table-cell office:value-type="float" office:value="3.35569" calcext:value-type="float">
            <text:p>3,35569</text:p>
          </table:table-cell>
          <table:table-cell office:value-type="float" office:value="3.35373" calcext:value-type="float">
            <text:p>3,35373</text:p>
          </table:table-cell>
          <table:table-cell table:formula="of:=AVERAGE([.B26:.K26])" office:value-type="float" office:value="3.0342886" calcext:value-type="float">
            <text:p>3,03E+00</text:p>
          </table:table-cell>
        </table:table-row>
        <table:table-row table:style-name="ro1" table:number-rows-repeated="2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15" calcext:value-type="float">
            <text:p>1,50E-05</text:p>
          </table:table-cell>
          <table:table-cell table:style-name="ce1" office:value-type="float" office:value="0.000014" calcext:value-type="float">
            <text:p>1,40E-05</text:p>
          </table:table-cell>
          <table:table-cell table:style-name="ce1" office:value-type="float" office:value="0.000013" calcext:value-type="float">
            <text:p>1,30E-05</text:p>
          </table:table-cell>
          <table:table-cell table:number-columns-repeated="3" table:style-name="ce1" office:value-type="float" office:value="0.000014" calcext:value-type="float">
            <text:p>1,40E-05</text:p>
          </table:table-cell>
          <table:table-cell table:number-columns-repeated="4" table:style-name="ce1" office:value-type="float" office:value="0.000013" calcext:value-type="float">
            <text:p>1,30E-05</text:p>
          </table:table-cell>
          <table:table-cell table:formula="of:=AVERAGE([.B30:.K30])" office:value-type="float" office:value="0.0000136" calcext:value-type="float">
            <text:p>1,36E-0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0463" calcext:value-type="float">
            <text:p>0,000463</text:p>
          </table:table-cell>
          <table:table-cell office:value-type="float" office:value="0.003866" calcext:value-type="float">
            <text:p>0,003866</text:p>
          </table:table-cell>
          <table:table-cell office:value-type="float" office:value="0.002619" calcext:value-type="float">
            <text:p>0,002619</text:p>
          </table:table-cell>
          <table:table-cell office:value-type="float" office:value="0.002553" calcext:value-type="float">
            <text:p>0,002553</text:p>
          </table:table-cell>
          <table:table-cell office:value-type="float" office:value="0.002559" calcext:value-type="float">
            <text:p>0,002559</text:p>
          </table:table-cell>
          <table:table-cell office:value-type="float" office:value="0.002556" calcext:value-type="float">
            <text:p>0,002556</text:p>
          </table:table-cell>
          <table:table-cell office:value-type="float" office:value="0.002552" calcext:value-type="float">
            <text:p>0,002552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0.002553" calcext:value-type="float">
            <text:p>0,002553</text:p>
          </table:table-cell>
          <table:table-cell office:value-type="float" office:value="0.003666" calcext:value-type="float">
            <text:p>0,003666</text:p>
          </table:table-cell>
          <table:table-cell table:formula="of:=AVERAGE([.B31:.K31])" office:value-type="float" office:value="0.0025947" calcext:value-type="float">
            <text:p>2,59E-0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10406" calcext:value-type="float">
            <text:p>0,010406</text:p>
          </table:table-cell>
          <table:table-cell office:value-type="float" office:value="0.009878" calcext:value-type="float">
            <text:p>0,009878</text:p>
          </table:table-cell>
          <table:table-cell office:value-type="float" office:value="0.009319" calcext:value-type="float">
            <text:p>0,009319</text:p>
          </table:table-cell>
          <table:table-cell office:value-type="float" office:value="0.009029" calcext:value-type="float">
            <text:p>0,009029</text:p>
          </table:table-cell>
          <table:table-cell office:value-type="float" office:value="0.008575" calcext:value-type="float">
            <text:p>0,008575</text:p>
          </table:table-cell>
          <table:table-cell office:value-type="float" office:value="0.008271" calcext:value-type="float">
            <text:p>0,008271</text:p>
          </table:table-cell>
          <table:table-cell office:value-type="float" office:value="0.008308" calcext:value-type="float">
            <text:p>0,008308</text:p>
          </table:table-cell>
          <table:table-cell office:value-type="float" office:value="0.012963" calcext:value-type="float">
            <text:p>0,012963</text:p>
          </table:table-cell>
          <table:table-cell office:value-type="float" office:value="0.010626" calcext:value-type="float">
            <text:p>0,010626</text:p>
          </table:table-cell>
          <table:table-cell table:formula="of:=AVERAGE([.B32:.K32])" office:value-type="float" office:value="0.0087712" calcext:value-type="float">
            <text:p>8,77E-0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0464" calcext:value-type="float">
            <text:p>0,000464</text:p>
          </table:table-cell>
          <table:table-cell office:value-type="float" office:value="0.033971" calcext:value-type="float">
            <text:p>0,033971</text:p>
          </table:table-cell>
          <table:table-cell office:value-type="float" office:value="0.01724" calcext:value-type="float">
            <text:p>0,01724</text:p>
          </table:table-cell>
          <table:table-cell office:value-type="float" office:value="0.016998" calcext:value-type="float">
            <text:p>0,016998</text:p>
          </table:table-cell>
          <table:table-cell office:value-type="float" office:value="0.017084" calcext:value-type="float">
            <text:p>0,017084</text:p>
          </table:table-cell>
          <table:table-cell office:value-type="float" office:value="0.016718" calcext:value-type="float">
            <text:p>0,016718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6668" calcext:value-type="float">
            <text:p>0,016668</text:p>
          </table:table-cell>
          <table:table-cell office:value-type="float" office:value="0.016702" calcext:value-type="float">
            <text:p>0,016702</text:p>
          </table:table-cell>
          <table:table-cell office:value-type="float" office:value="0.016662" calcext:value-type="float">
            <text:p>0,016662</text:p>
          </table:table-cell>
          <table:table-cell table:formula="of:=AVERAGE([.B33:.K33])" office:value-type="float" office:value="0.0169307" calcext:value-type="float">
            <text:p>1,69E-02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000578" calcext:value-type="float">
            <text:p>0,000578</text:p>
          </table:table-cell>
          <table:table-cell office:value-type="float" office:value="0.031228" calcext:value-type="float">
            <text:p>0,031228</text:p>
          </table:table-cell>
          <table:table-cell office:value-type="float" office:value="0.029972" calcext:value-type="float">
            <text:p>0,029972</text:p>
          </table:table-cell>
          <table:table-cell office:value-type="float" office:value="0.029937" calcext:value-type="float">
            <text:p>0,029937</text:p>
          </table:table-cell>
          <table:table-cell office:value-type="float" office:value="0.029653" calcext:value-type="float">
            <text:p>0,029653</text:p>
          </table:table-cell>
          <table:table-cell office:value-type="float" office:value="0.029414" calcext:value-type="float">
            <text:p>0,029414</text:p>
          </table:table-cell>
          <table:table-cell office:value-type="float" office:value="0.029558" calcext:value-type="float">
            <text:p>0,029558</text:p>
          </table:table-cell>
          <table:table-cell office:value-type="float" office:value="0.029531" calcext:value-type="float">
            <text:p>0,029531</text:p>
          </table:table-cell>
          <table:table-cell office:value-type="float" office:value="0.029437" calcext:value-type="float">
            <text:p>0,029437</text:p>
          </table:table-cell>
          <table:table-cell office:value-type="float" office:value="0.030876" calcext:value-type="float">
            <text:p>0,030876</text:p>
          </table:table-cell>
          <table:table-cell table:formula="of:=AVERAGE([.B34:.K34])" office:value-type="float" office:value="0.0270184" calcext:value-type="float">
            <text:p>2,70E-02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000852" calcext:value-type="float">
            <text:p>0,000852</text:p>
          </table:table-cell>
          <table:table-cell office:value-type="float" office:value="0.049589" calcext:value-type="float">
            <text:p>0,049589</text:p>
          </table:table-cell>
          <table:table-cell office:value-type="float" office:value="0.047086" calcext:value-type="float">
            <text:p>0,047086</text:p>
          </table:table-cell>
          <table:table-cell office:value-type="float" office:value="0.045958" calcext:value-type="float">
            <text:p>0,045958</text:p>
          </table:table-cell>
          <table:table-cell office:value-type="float" office:value="0.046247" calcext:value-type="float">
            <text:p>0,046247</text:p>
          </table:table-cell>
          <table:table-cell office:value-type="float" office:value="0.046297" calcext:value-type="float">
            <text:p>0,046297</text:p>
          </table:table-cell>
          <table:table-cell office:value-type="float" office:value="0.045806" calcext:value-type="float">
            <text:p>0,045806</text:p>
          </table:table-cell>
          <table:table-cell office:value-type="float" office:value="0.045808" calcext:value-type="float">
            <text:p>0,045808</text:p>
          </table:table-cell>
          <table:table-cell office:value-type="float" office:value="0.046566" calcext:value-type="float">
            <text:p>0,046566</text:p>
          </table:table-cell>
          <table:table-cell office:value-type="float" office:value="0.046114" calcext:value-type="float">
            <text:p>0,046114</text:p>
          </table:table-cell>
          <table:table-cell table:formula="of:=AVERAGE([.B35:.K35])" office:value-type="float" office:value="0.0420323" calcext:value-type="float">
            <text:p>4,20E-02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71888" calcext:value-type="float">
            <text:p>0,071888</text:p>
          </table:table-cell>
          <table:table-cell office:value-type="float" office:value="0.066191" calcext:value-type="float">
            <text:p>0,066191</text:p>
          </table:table-cell>
          <table:table-cell office:value-type="float" office:value="0.067121" calcext:value-type="float">
            <text:p>0,067121</text:p>
          </table:table-cell>
          <table:table-cell office:value-type="float" office:value="0.066385" calcext:value-type="float">
            <text:p>0,066385</text:p>
          </table:table-cell>
          <table:table-cell office:value-type="float" office:value="0.065929" calcext:value-type="float">
            <text:p>0,065929</text:p>
          </table:table-cell>
          <table:table-cell office:value-type="float" office:value="0.065621" calcext:value-type="float">
            <text:p>0,065621</text:p>
          </table:table-cell>
          <table:table-cell office:value-type="float" office:value="0.066395" calcext:value-type="float">
            <text:p>0,066395</text:p>
          </table:table-cell>
          <table:table-cell office:value-type="float" office:value="0.066805" calcext:value-type="float">
            <text:p>0,066805</text:p>
          </table:table-cell>
          <table:table-cell office:value-type="float" office:value="0.065941" calcext:value-type="float">
            <text:p>0,065941</text:p>
          </table:table-cell>
          <table:table-cell table:formula="of:=AVERAGE([.B36:.K36])" office:value-type="float" office:value="0.0603196" calcext:value-type="float">
            <text:p>6,03E-02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0.001064" calcext:value-type="float">
            <text:p>0,001064</text:p>
          </table:table-cell>
          <table:table-cell office:value-type="float" office:value="0.092591" calcext:value-type="float">
            <text:p>0,092591</text:p>
          </table:table-cell>
          <table:table-cell office:value-type="float" office:value="0.090971" calcext:value-type="float">
            <text:p>0,090971</text:p>
          </table:table-cell>
          <table:table-cell office:value-type="float" office:value="0.090567" calcext:value-type="float">
            <text:p>0,090567</text:p>
          </table:table-cell>
          <table:table-cell office:value-type="float" office:value="0.090453" calcext:value-type="float">
            <text:p>0,090453</text:p>
          </table:table-cell>
          <table:table-cell office:value-type="float" office:value="0.094129" calcext:value-type="float">
            <text:p>0,094129</text:p>
          </table:table-cell>
          <table:table-cell office:value-type="float" office:value="0.091391" calcext:value-type="float">
            <text:p>0,091391</text:p>
          </table:table-cell>
          <table:table-cell office:value-type="float" office:value="0.089344" calcext:value-type="float">
            <text:p>0,089344</text:p>
          </table:table-cell>
          <table:table-cell office:value-type="float" office:value="0.089929" calcext:value-type="float">
            <text:p>0,089929</text:p>
          </table:table-cell>
          <table:table-cell office:value-type="float" office:value="0.091179" calcext:value-type="float">
            <text:p>0,091179</text:p>
          </table:table-cell>
          <table:table-cell table:formula="of:=AVERAGE([.B37:.K37])" office:value-type="float" office:value="0.0821618" calcext:value-type="float">
            <text:p>8,22E-02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0.001393" calcext:value-type="float">
            <text:p>0,001393</text:p>
          </table:table-cell>
          <table:table-cell office:value-type="float" office:value="0.119464" calcext:value-type="float">
            <text:p>0,119464</text:p>
          </table:table-cell>
          <table:table-cell office:value-type="float" office:value="0.116819" calcext:value-type="float">
            <text:p>0,116819</text:p>
          </table:table-cell>
          <table:table-cell office:value-type="float" office:value="0.117783" calcext:value-type="float">
            <text:p>0,117783</text:p>
          </table:table-cell>
          <table:table-cell office:value-type="float" office:value="0.11653" calcext:value-type="float">
            <text:p>0,11653</text:p>
          </table:table-cell>
          <table:table-cell office:value-type="float" office:value="0.117943" calcext:value-type="float">
            <text:p>0,117943</text:p>
          </table:table-cell>
          <table:table-cell office:value-type="float" office:value="0.12344" calcext:value-type="float">
            <text:p>0,12344</text:p>
          </table:table-cell>
          <table:table-cell office:value-type="float" office:value="0.119913" calcext:value-type="float">
            <text:p>0,119913</text:p>
          </table:table-cell>
          <table:table-cell office:value-type="float" office:value="0.116693" calcext:value-type="float">
            <text:p>0,116693</text:p>
          </table:table-cell>
          <table:table-cell office:value-type="float" office:value="0.116611" calcext:value-type="float">
            <text:p>0,116611</text:p>
          </table:table-cell>
          <table:table-cell table:formula="of:=AVERAGE([.B38:.K38])" office:value-type="float" office:value="0.1066589" calcext:value-type="float">
            <text:p>1,07E-01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0.001514" calcext:value-type="float">
            <text:p>0,001514</text:p>
          </table:table-cell>
          <table:table-cell office:value-type="float" office:value="0.16011" calcext:value-type="float">
            <text:p>0,16011</text:p>
          </table:table-cell>
          <table:table-cell office:value-type="float" office:value="0.147468" calcext:value-type="float">
            <text:p>0,147468</text:p>
          </table:table-cell>
          <table:table-cell office:value-type="float" office:value="0.147106" calcext:value-type="float">
            <text:p>0,147106</text:p>
          </table:table-cell>
          <table:table-cell office:value-type="float" office:value="0.154559" calcext:value-type="float">
            <text:p>0,154559</text:p>
          </table:table-cell>
          <table:table-cell office:value-type="float" office:value="0.148568" calcext:value-type="float">
            <text:p>0,148568</text:p>
          </table:table-cell>
          <table:table-cell office:value-type="float" office:value="0.147642" calcext:value-type="float">
            <text:p>0,147642</text:p>
          </table:table-cell>
          <table:table-cell office:value-type="float" office:value="0.147352" calcext:value-type="float">
            <text:p>0,147352</text:p>
          </table:table-cell>
          <table:table-cell office:value-type="float" office:value="0.147414" calcext:value-type="float">
            <text:p>0,147414</text:p>
          </table:table-cell>
          <table:table-cell office:value-type="float" office:value="0.148207" calcext:value-type="float">
            <text:p>0,148207</text:p>
          </table:table-cell>
          <table:table-cell table:formula="of:=AVERAGE([.B39:.K39])" office:value-type="float" office:value="0.134994" calcext:value-type="float">
            <text:p>1,35E-01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0.001677" calcext:value-type="float">
            <text:p>0,001677</text:p>
          </table:table-cell>
          <table:table-cell office:value-type="float" office:value="0.184824" calcext:value-type="float">
            <text:p>0,184824</text:p>
          </table:table-cell>
          <table:table-cell office:value-type="float" office:value="0.186069" calcext:value-type="float">
            <text:p>0,186069</text:p>
          </table:table-cell>
          <table:table-cell office:value-type="float" office:value="0.184141" calcext:value-type="float">
            <text:p>0,184141</text:p>
          </table:table-cell>
          <table:table-cell office:value-type="float" office:value="0.182727" calcext:value-type="float">
            <text:p>0,182727</text:p>
          </table:table-cell>
          <table:table-cell office:value-type="float" office:value="0.182676" calcext:value-type="float">
            <text:p>0,182676</text:p>
          </table:table-cell>
          <table:table-cell office:value-type="float" office:value="0.181863" calcext:value-type="float">
            <text:p>0,181863</text:p>
          </table:table-cell>
          <table:table-cell office:value-type="float" office:value="0.185091" calcext:value-type="float">
            <text:p>0,185091</text:p>
          </table:table-cell>
          <table:table-cell office:value-type="float" office:value="0.182932" calcext:value-type="float">
            <text:p>0,182932</text:p>
          </table:table-cell>
          <table:table-cell office:value-type="float" office:value="0.182226" calcext:value-type="float">
            <text:p>0,182226</text:p>
          </table:table-cell>
          <table:table-cell table:formula="of:=AVERAGE([.B40:.K40])" office:value-type="float" office:value="0.1654226" calcext:value-type="float">
            <text:p>1,65E-01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0.001881" calcext:value-type="float">
            <text:p>0,001881</text:p>
          </table:table-cell>
          <table:table-cell office:value-type="float" office:value="0.224565" calcext:value-type="float">
            <text:p>0,224565</text:p>
          </table:table-cell>
          <table:table-cell office:value-type="float" office:value="0.22068" calcext:value-type="float">
            <text:p>0,22068</text:p>
          </table:table-cell>
          <table:table-cell office:value-type="float" office:value="0.225226" calcext:value-type="float">
            <text:p>0,225226</text:p>
          </table:table-cell>
          <table:table-cell office:value-type="float" office:value="0.22031" calcext:value-type="float">
            <text:p>0,22031</text:p>
          </table:table-cell>
          <table:table-cell office:value-type="float" office:value="0.223904" calcext:value-type="float">
            <text:p>0,223904</text:p>
          </table:table-cell>
          <table:table-cell office:value-type="float" office:value="0.221143" calcext:value-type="float">
            <text:p>0,221143</text:p>
          </table:table-cell>
          <table:table-cell office:value-type="float" office:value="0.222837" calcext:value-type="float">
            <text:p>0,222837</text:p>
          </table:table-cell>
          <table:table-cell office:value-type="float" office:value="0.219716" calcext:value-type="float">
            <text:p>0,219716</text:p>
          </table:table-cell>
          <table:table-cell office:value-type="float" office:value="0.220831" calcext:value-type="float">
            <text:p>0,220831</text:p>
          </table:table-cell>
          <table:table-cell table:formula="of:=AVERAGE([.B41:.K41])" office:value-type="float" office:value="0.2001093" calcext:value-type="float">
            <text:p>2,00E-01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0.002214" calcext:value-type="float">
            <text:p>0,002214</text:p>
          </table:table-cell>
          <table:table-cell office:value-type="float" office:value="0.267085" calcext:value-type="float">
            <text:p>0,267085</text:p>
          </table:table-cell>
          <table:table-cell office:value-type="float" office:value="0.265414" calcext:value-type="float">
            <text:p>0,265414</text:p>
          </table:table-cell>
          <table:table-cell office:value-type="float" office:value="0.262121" calcext:value-type="float">
            <text:p>0,262121</text:p>
          </table:table-cell>
          <table:table-cell office:value-type="float" office:value="0.263492" calcext:value-type="float">
            <text:p>0,263492</text:p>
          </table:table-cell>
          <table:table-cell office:value-type="float" office:value="0.263818" calcext:value-type="float">
            <text:p>0,263818</text:p>
          </table:table-cell>
          <table:table-cell office:value-type="float" office:value="0.264026" calcext:value-type="float">
            <text:p>0,264026</text:p>
          </table:table-cell>
          <table:table-cell office:value-type="float" office:value="0.262805" calcext:value-type="float">
            <text:p>0,262805</text:p>
          </table:table-cell>
          <table:table-cell office:value-type="float" office:value="0.260918" calcext:value-type="float">
            <text:p>0,260918</text:p>
          </table:table-cell>
          <table:table-cell office:value-type="float" office:value="0.262211" calcext:value-type="float">
            <text:p>0,262211</text:p>
          </table:table-cell>
          <table:table-cell table:formula="of:=AVERAGE([.B42:.K42])" office:value-type="float" office:value="0.2374104" calcext:value-type="float">
            <text:p>2,37E-01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0.002525" calcext:value-type="float">
            <text:p>0,002525</text:p>
          </table:table-cell>
          <table:table-cell office:value-type="float" office:value="0.312104" calcext:value-type="float">
            <text:p>0,312104</text:p>
          </table:table-cell>
          <table:table-cell office:value-type="float" office:value="0.307428" calcext:value-type="float">
            <text:p>0,307428</text:p>
          </table:table-cell>
          <table:table-cell office:value-type="float" office:value="0.306847" calcext:value-type="float">
            <text:p>0,306847</text:p>
          </table:table-cell>
          <table:table-cell office:value-type="float" office:value="0.315393" calcext:value-type="float">
            <text:p>0,315393</text:p>
          </table:table-cell>
          <table:table-cell office:value-type="float" office:value="0.334089" calcext:value-type="float">
            <text:p>0,334089</text:p>
          </table:table-cell>
          <table:table-cell office:value-type="float" office:value="0.312483" calcext:value-type="float">
            <text:p>0,312483</text:p>
          </table:table-cell>
          <table:table-cell office:value-type="float" office:value="0.31582" calcext:value-type="float">
            <text:p>0,31582</text:p>
          </table:table-cell>
          <table:table-cell office:value-type="float" office:value="0.310934" calcext:value-type="float">
            <text:p>0,310934</text:p>
          </table:table-cell>
          <table:table-cell office:value-type="float" office:value="0.307922" calcext:value-type="float">
            <text:p>0,307922</text:p>
          </table:table-cell>
          <table:table-cell table:formula="of:=AVERAGE([.B43:.K43])" office:value-type="float" office:value="0.2825545" calcext:value-type="float">
            <text:p>2,83E-01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0.002743" calcext:value-type="float">
            <text:p>0,002743</text:p>
          </table:table-cell>
          <table:table-cell office:value-type="float" office:value="0.393093" calcext:value-type="float">
            <text:p>0,393093</text:p>
          </table:table-cell>
          <table:table-cell office:value-type="float" office:value="0.356984" calcext:value-type="float">
            <text:p>0,356984</text:p>
          </table:table-cell>
          <table:table-cell office:value-type="float" office:value="0.360016" calcext:value-type="float">
            <text:p>0,360016</text:p>
          </table:table-cell>
          <table:table-cell office:value-type="float" office:value="0.360204" calcext:value-type="float">
            <text:p>0,360204</text:p>
          </table:table-cell>
          <table:table-cell office:value-type="float" office:value="0.370444" calcext:value-type="float">
            <text:p>0,370444</text:p>
          </table:table-cell>
          <table:table-cell office:value-type="float" office:value="0.377217" calcext:value-type="float">
            <text:p>0,377217</text:p>
          </table:table-cell>
          <table:table-cell office:value-type="float" office:value="0.384251" calcext:value-type="float">
            <text:p>0,384251</text:p>
          </table:table-cell>
          <table:table-cell office:value-type="float" office:value="0.365268" calcext:value-type="float">
            <text:p>0,365268</text:p>
          </table:table-cell>
          <table:table-cell office:value-type="float" office:value="0.36481" calcext:value-type="float">
            <text:p>0,36481</text:p>
          </table:table-cell>
          <table:table-cell table:formula="of:=AVERAGE([.B44:.K44])" office:value-type="float" office:value="0.333503" calcext:value-type="float">
            <text:p>3,34E-01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411316" calcext:value-type="float">
            <text:p>0,411316</text:p>
          </table:table-cell>
          <table:table-cell office:value-type="float" office:value="0.408033" calcext:value-type="float">
            <text:p>0,408033</text:p>
          </table:table-cell>
          <table:table-cell office:value-type="float" office:value="0.414664" calcext:value-type="float">
            <text:p>0,414664</text:p>
          </table:table-cell>
          <table:table-cell office:value-type="float" office:value="0.408516" calcext:value-type="float">
            <text:p>0,408516</text:p>
          </table:table-cell>
          <table:table-cell office:value-type="float" office:value="0.409301" calcext:value-type="float">
            <text:p>0,409301</text:p>
          </table:table-cell>
          <table:table-cell office:value-type="float" office:value="0.408278" calcext:value-type="float">
            <text:p>0,408278</text:p>
          </table:table-cell>
          <table:table-cell office:value-type="float" office:value="0.407108" calcext:value-type="float">
            <text:p>0,407108</text:p>
          </table:table-cell>
          <table:table-cell office:value-type="float" office:value="0.408941" calcext:value-type="float">
            <text:p>0,408941</text:p>
          </table:table-cell>
          <table:table-cell office:value-type="float" office:value="0.40871" calcext:value-type="float">
            <text:p>0,40871</text:p>
          </table:table-cell>
          <table:table-cell table:formula="of:=AVERAGE([.B45:.K45])" office:value-type="float" office:value="0.3687767" calcext:value-type="float">
            <text:p>3,69E-01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0.003161" calcext:value-type="float">
            <text:p>0,003161</text:p>
          </table:table-cell>
          <table:table-cell office:value-type="float" office:value="0.47745" calcext:value-type="float">
            <text:p>0,47745</text:p>
          </table:table-cell>
          <table:table-cell office:value-type="float" office:value="0.463614" calcext:value-type="float">
            <text:p>0,463614</text:p>
          </table:table-cell>
          <table:table-cell office:value-type="float" office:value="0.471894" calcext:value-type="float">
            <text:p>0,471894</text:p>
          </table:table-cell>
          <table:table-cell office:value-type="float" office:value="0.464188" calcext:value-type="float">
            <text:p>0,464188</text:p>
          </table:table-cell>
          <table:table-cell office:value-type="float" office:value="0.466715" calcext:value-type="float">
            <text:p>0,466715</text:p>
          </table:table-cell>
          <table:table-cell office:value-type="float" office:value="0.464414" calcext:value-type="float">
            <text:p>0,464414</text:p>
          </table:table-cell>
          <table:table-cell office:value-type="float" office:value="0.462708" calcext:value-type="float">
            <text:p>0,462708</text:p>
          </table:table-cell>
          <table:table-cell office:value-type="float" office:value="0.46887" calcext:value-type="float">
            <text:p>0,46887</text:p>
          </table:table-cell>
          <table:table-cell office:value-type="float" office:value="0.463107" calcext:value-type="float">
            <text:p>0,463107</text:p>
          </table:table-cell>
          <table:table-cell table:formula="of:=AVERAGE([.B46:.K46])" office:value-type="float" office:value="0.4206121" calcext:value-type="float">
            <text:p>4,21E-01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0.003561" calcext:value-type="float">
            <text:p>0,003561</text:p>
          </table:table-cell>
          <table:table-cell office:value-type="float" office:value="0.526581" calcext:value-type="float">
            <text:p>0,526581</text:p>
          </table:table-cell>
          <table:table-cell office:value-type="float" office:value="0.527631" calcext:value-type="float">
            <text:p>0,527631</text:p>
          </table:table-cell>
          <table:table-cell office:value-type="float" office:value="0.529554" calcext:value-type="float">
            <text:p>0,529554</text:p>
          </table:table-cell>
          <table:table-cell office:value-type="float" office:value="0.526708" calcext:value-type="float">
            <text:p>0,526708</text:p>
          </table:table-cell>
          <table:table-cell office:value-type="float" office:value="0.524726" calcext:value-type="float">
            <text:p>0,524726</text:p>
          </table:table-cell>
          <table:table-cell office:value-type="float" office:value="0.524523" calcext:value-type="float">
            <text:p>0,524523</text:p>
          </table:table-cell>
          <table:table-cell office:value-type="float" office:value="0.523279" calcext:value-type="float">
            <text:p>0,523279</text:p>
          </table:table-cell>
          <table:table-cell office:value-type="float" office:value="0.524895" calcext:value-type="float">
            <text:p>0,524895</text:p>
          </table:table-cell>
          <table:table-cell office:value-type="float" office:value="0.522568" calcext:value-type="float">
            <text:p>0,522568</text:p>
          </table:table-cell>
          <table:table-cell table:formula="of:=AVERAGE([.B47:.K47])" office:value-type="float" office:value="0.4734026" calcext:value-type="float">
            <text:p>4,73E-01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0.003568" calcext:value-type="float">
            <text:p>0,003568</text:p>
          </table:table-cell>
          <table:table-cell office:value-type="float" office:value="0.596138" calcext:value-type="float">
            <text:p>0,596138</text:p>
          </table:table-cell>
          <table:table-cell office:value-type="float" office:value="0.58991" calcext:value-type="float">
            <text:p>0,58991</text:p>
          </table:table-cell>
          <table:table-cell office:value-type="float" office:value="0.588697" calcext:value-type="float">
            <text:p>0,588697</text:p>
          </table:table-cell>
          <table:table-cell office:value-type="float" office:value="0.589482" calcext:value-type="float">
            <text:p>0,589482</text:p>
          </table:table-cell>
          <table:table-cell office:value-type="float" office:value="0.587001" calcext:value-type="float">
            <text:p>0,587001</text:p>
          </table:table-cell>
          <table:table-cell office:value-type="float" office:value="0.589042" calcext:value-type="float">
            <text:p>0,589042</text:p>
          </table:table-cell>
          <table:table-cell office:value-type="float" office:value="0.586417" calcext:value-type="float">
            <text:p>0,586417</text:p>
          </table:table-cell>
          <table:table-cell office:value-type="float" office:value="0.587199" calcext:value-type="float">
            <text:p>0,587199</text:p>
          </table:table-cell>
          <table:table-cell office:value-type="float" office:value="0.584881" calcext:value-type="float">
            <text:p>0,584881</text:p>
          </table:table-cell>
          <table:table-cell table:formula="of:=AVERAGE([.B48:.K48])" office:value-type="float" office:value="0.5302335" calcext:value-type="float">
            <text:p>5,30E-01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0.003655" calcext:value-type="float">
            <text:p>0,003655</text:p>
          </table:table-cell>
          <table:table-cell office:value-type="float" office:value="0.657105" calcext:value-type="float">
            <text:p>0,657105</text:p>
          </table:table-cell>
          <table:table-cell office:value-type="float" office:value="0.65985" calcext:value-type="float">
            <text:p>0,65985</text:p>
          </table:table-cell>
          <table:table-cell office:value-type="float" office:value="0.653883" calcext:value-type="float">
            <text:p>0,653883</text:p>
          </table:table-cell>
          <table:table-cell office:value-type="float" office:value="0.659843" calcext:value-type="float">
            <text:p>0,659843</text:p>
          </table:table-cell>
          <table:table-cell office:value-type="float" office:value="0.655268" calcext:value-type="float">
            <text:p>0,655268</text:p>
          </table:table-cell>
          <table:table-cell office:value-type="float" office:value="0.652557" calcext:value-type="float">
            <text:p>0,652557</text:p>
          </table:table-cell>
          <table:table-cell office:value-type="float" office:value="0.653862" calcext:value-type="float">
            <text:p>0,653862</text:p>
          </table:table-cell>
          <table:table-cell office:value-type="float" office:value="0.654878" calcext:value-type="float">
            <text:p>0,654878</text:p>
          </table:table-cell>
          <table:table-cell office:value-type="float" office:value="0.652591" calcext:value-type="float">
            <text:p>0,652591</text:p>
          </table:table-cell>
          <table:table-cell table:formula="of:=AVERAGE([.B49:.K49])" office:value-type="float" office:value="0.5903492" calcext:value-type="float">
            <text:p>5,90E-01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0.003752" calcext:value-type="float">
            <text:p>0,003752</text:p>
          </table:table-cell>
          <table:table-cell office:value-type="float" office:value="0.726897" calcext:value-type="float">
            <text:p>0,726897</text:p>
          </table:table-cell>
          <table:table-cell office:value-type="float" office:value="0.730979" calcext:value-type="float">
            <text:p>0,730979</text:p>
          </table:table-cell>
          <table:table-cell office:value-type="float" office:value="0.725975" calcext:value-type="float">
            <text:p>0,725975</text:p>
          </table:table-cell>
          <table:table-cell office:value-type="float" office:value="0.724499" calcext:value-type="float">
            <text:p>0,724499</text:p>
          </table:table-cell>
          <table:table-cell office:value-type="float" office:value="0.726566" calcext:value-type="float">
            <text:p>0,726566</text:p>
          </table:table-cell>
          <table:table-cell office:value-type="float" office:value="0.724436" calcext:value-type="float">
            <text:p>0,724436</text:p>
          </table:table-cell>
          <table:table-cell office:value-type="float" office:value="0.722955" calcext:value-type="float">
            <text:p>0,722955</text:p>
          </table:table-cell>
          <table:table-cell office:value-type="float" office:value="0.726631" calcext:value-type="float">
            <text:p>0,726631</text:p>
          </table:table-cell>
          <table:table-cell office:value-type="float" office:value="0.726318" calcext:value-type="float">
            <text:p>0,726318</text:p>
          </table:table-cell>
          <table:table-cell table:formula="of:=AVERAGE([.B50:.K50])" office:value-type="float" office:value="0.6539008" calcext:value-type="float">
            <text:p>6,54E-01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0.003917" calcext:value-type="float">
            <text:p>0,003917</text:p>
          </table:table-cell>
          <table:table-cell office:value-type="float" office:value="0.803041" calcext:value-type="float">
            <text:p>0,803041</text:p>
          </table:table-cell>
          <table:table-cell office:value-type="float" office:value="0.801583" calcext:value-type="float">
            <text:p>0,801583</text:p>
          </table:table-cell>
          <table:table-cell office:value-type="float" office:value="0.800324" calcext:value-type="float">
            <text:p>0,800324</text:p>
          </table:table-cell>
          <table:table-cell office:value-type="float" office:value="0.797903" calcext:value-type="float">
            <text:p>0,797903</text:p>
          </table:table-cell>
          <table:table-cell office:value-type="float" office:value="0.797096" calcext:value-type="float">
            <text:p>0,797096</text:p>
          </table:table-cell>
          <table:table-cell office:value-type="float" office:value="0.800474" calcext:value-type="float">
            <text:p>0,800474</text:p>
          </table:table-cell>
          <table:table-cell office:value-type="float" office:value="0.800048" calcext:value-type="float">
            <text:p>0,800048</text:p>
          </table:table-cell>
          <table:table-cell office:value-type="float" office:value="0.805265" calcext:value-type="float">
            <text:p>0,805265</text:p>
          </table:table-cell>
          <table:table-cell office:value-type="float" office:value="0.801916" calcext:value-type="float">
            <text:p>0,801916</text:p>
          </table:table-cell>
          <table:table-cell table:formula="of:=AVERAGE([.B51:.K51])" office:value-type="float" office:value="0.7211567" calcext:value-type="float">
            <text:p>7,21E-01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0.00408" calcext:value-type="float">
            <text:p>0,00408</text:p>
          </table:table-cell>
          <table:table-cell office:value-type="float" office:value="0.877443" calcext:value-type="float">
            <text:p>0,877443</text:p>
          </table:table-cell>
          <table:table-cell office:value-type="float" office:value="0.88151" calcext:value-type="float">
            <text:p>0,88151</text:p>
          </table:table-cell>
          <table:table-cell office:value-type="float" office:value="0.879588" calcext:value-type="float">
            <text:p>0,879588</text:p>
          </table:table-cell>
          <table:table-cell office:value-type="float" office:value="0.879824" calcext:value-type="float">
            <text:p>0,879824</text:p>
          </table:table-cell>
          <table:table-cell office:value-type="float" office:value="0.876227" calcext:value-type="float">
            <text:p>0,876227</text:p>
          </table:table-cell>
          <table:table-cell office:value-type="float" office:value="0.878995" calcext:value-type="float">
            <text:p>0,878995</text:p>
          </table:table-cell>
          <table:table-cell office:value-type="float" office:value="0.876944" calcext:value-type="float">
            <text:p>0,876944</text:p>
          </table:table-cell>
          <table:table-cell office:value-type="float" office:value="0.877671" calcext:value-type="float">
            <text:p>0,877671</text:p>
          </table:table-cell>
          <table:table-cell office:value-type="float" office:value="0.880326" calcext:value-type="float">
            <text:p>0,880326</text:p>
          </table:table-cell>
          <table:table-cell table:formula="of:=AVERAGE([.B52:.K52])" office:value-type="float" office:value="0.7912608" calcext:value-type="float">
            <text:p>7,91E-01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0.004337" calcext:value-type="float">
            <text:p>0,004337</text:p>
          </table:table-cell>
          <table:table-cell office:value-type="float" office:value="0.960518" calcext:value-type="float">
            <text:p>0,960518</text:p>
          </table:table-cell>
          <table:table-cell office:value-type="float" office:value="0.974185" calcext:value-type="float">
            <text:p>0,974185</text:p>
          </table:table-cell>
          <table:table-cell office:value-type="float" office:value="0.958412" calcext:value-type="float">
            <text:p>0,958412</text:p>
          </table:table-cell>
          <table:table-cell office:value-type="float" office:value="0.956955" calcext:value-type="float">
            <text:p>0,956955</text:p>
          </table:table-cell>
          <table:table-cell office:value-type="float" office:value="0.956756" calcext:value-type="float">
            <text:p>0,956756</text:p>
          </table:table-cell>
          <table:table-cell office:value-type="float" office:value="0.959582" calcext:value-type="float">
            <text:p>0,959582</text:p>
          </table:table-cell>
          <table:table-cell office:value-type="float" office:value="0.960679" calcext:value-type="float">
            <text:p>0,960679</text:p>
          </table:table-cell>
          <table:table-cell office:value-type="float" office:value="0.95681" calcext:value-type="float">
            <text:p>0,95681</text:p>
          </table:table-cell>
          <table:table-cell office:value-type="float" office:value="0.958315" calcext:value-type="float">
            <text:p>0,958315</text:p>
          </table:table-cell>
          <table:table-cell table:formula="of:=AVERAGE([.B53:.K53])" office:value-type="float" office:value="0.8646549" calcext:value-type="float">
            <text:p>8,65E-01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0.004354" calcext:value-type="float">
            <text:p>0,004354</text:p>
          </table:table-cell>
          <table:table-cell office:value-type="float" office:value="1.06079" calcext:value-type="float">
            <text:p>1,06079</text:p>
          </table:table-cell>
          <table:table-cell office:value-type="float" office:value="1.0463" calcext:value-type="float">
            <text:p>1,0463</text:p>
          </table:table-cell>
          <table:table-cell office:value-type="float" office:value="1.04444" calcext:value-type="float">
            <text:p>1,04444</text:p>
          </table:table-cell>
          <table:table-cell office:value-type="float" office:value="1.04451" calcext:value-type="float">
            <text:p>1,04451</text:p>
          </table:table-cell>
          <table:table-cell office:value-type="float" office:value="1.04225" calcext:value-type="float">
            <text:p>1,04225</text:p>
          </table:table-cell>
          <table:table-cell office:value-type="float" office:value="1.04425" calcext:value-type="float">
            <text:p>1,04425</text:p>
          </table:table-cell>
          <table:table-cell office:value-type="float" office:value="1.04653" calcext:value-type="float">
            <text:p>1,04653</text:p>
          </table:table-cell>
          <table:table-cell office:value-type="float" office:value="1.04388" calcext:value-type="float">
            <text:p>1,04388</text:p>
          </table:table-cell>
          <table:table-cell office:value-type="float" office:value="1.04393" calcext:value-type="float">
            <text:p>1,04393</text:p>
          </table:table-cell>
          <table:table-cell table:formula="of:=AVERAGE([.B54:.K54])" office:value-type="float" office:value="0.9421234" calcext:value-type="float">
            <text:p>9,42E-01</text:p>
          </table:table-cell>
        </table:table-row>
        <table:table-row table:style-name="ro1" table:number-rows-repeated="2"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5" calcext:value-type="float">
            <text:p>5,00E-06</text:p>
          </table:table-cell>
          <table:table-cell table:number-columns-repeated="9" table:style-name="ce1" office:value-type="float" office:value="0.000004" calcext:value-type="float">
            <text:p>4,00E-06</text:p>
          </table:table-cell>
          <table:table-cell table:formula="of:=AVERAGE([.B58:.K58])" office:value-type="float" office:value="0.0000041" calcext:value-type="float">
            <text:p>4,10E-0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0158" calcext:value-type="float">
            <text:p>0,000158</text:p>
          </table:table-cell>
          <table:table-cell office:value-type="float" office:value="0.003311" calcext:value-type="float">
            <text:p>0,003311</text:p>
          </table:table-cell>
          <table:table-cell office:value-type="float" office:value="0.002974" calcext:value-type="float">
            <text:p>0,002974</text:p>
          </table:table-cell>
          <table:table-cell office:value-type="float" office:value="0.002562" calcext:value-type="float">
            <text:p>0,002562</text:p>
          </table:table-cell>
          <table:table-cell office:value-type="float" office:value="0.002552" calcext:value-type="float">
            <text:p>0,002552</text:p>
          </table:table-cell>
          <table:table-cell office:value-type="float" office:value="0.002516" calcext:value-type="float">
            <text:p>0,002516</text:p>
          </table:table-cell>
          <table:table-cell office:value-type="float" office:value="0.002456" calcext:value-type="float">
            <text:p>0,002456</text:p>
          </table:table-cell>
          <table:table-cell office:value-type="float" office:value="0.002854" calcext:value-type="float">
            <text:p>0,002854</text:p>
          </table:table-cell>
          <table:table-cell office:value-type="float" office:value="0.002483" calcext:value-type="float">
            <text:p>0,002483</text:p>
          </table:table-cell>
          <table:table-cell office:value-type="float" office:value="0.002405" calcext:value-type="float">
            <text:p>0,002405</text:p>
          </table:table-cell>
          <table:table-cell table:formula="of:=AVERAGE([.B59:.K59])" office:value-type="float" office:value="0.0024271" calcext:value-type="float">
            <text:p>2,43E-0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10332" calcext:value-type="float">
            <text:p>0,010332</text:p>
          </table:table-cell>
          <table:table-cell office:value-type="float" office:value="0.009629" calcext:value-type="float">
            <text:p>0,009629</text:p>
          </table:table-cell>
          <table:table-cell office:value-type="float" office:value="0.009138" calcext:value-type="float">
            <text:p>0,009138</text:p>
          </table:table-cell>
          <table:table-cell office:value-type="float" office:value="0.008764" calcext:value-type="float">
            <text:p>0,008764</text:p>
          </table:table-cell>
          <table:table-cell office:value-type="float" office:value="0.008793" calcext:value-type="float">
            <text:p>0,008793</text:p>
          </table:table-cell>
          <table:table-cell office:value-type="float" office:value="0.008247" calcext:value-type="float">
            <text:p>0,008247</text:p>
          </table:table-cell>
          <table:table-cell office:value-type="float" office:value="0.008319" calcext:value-type="float">
            <text:p>0,008319</text:p>
          </table:table-cell>
          <table:table-cell office:value-type="float" office:value="0.009025" calcext:value-type="float">
            <text:p>0,009025</text:p>
          </table:table-cell>
          <table:table-cell office:value-type="float" office:value="0.012931" calcext:value-type="float">
            <text:p>0,012931</text:p>
          </table:table-cell>
          <table:table-cell table:formula="of:=AVERAGE([.B60:.K60])" office:value-type="float" office:value="0.0085491" calcext:value-type="float">
            <text:p>8,55E-0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0549" calcext:value-type="float">
            <text:p>0,000549</text:p>
          </table:table-cell>
          <table:table-cell office:value-type="float" office:value="0.032726" calcext:value-type="float">
            <text:p>0,032726</text:p>
          </table:table-cell>
          <table:table-cell office:value-type="float" office:value="0.017885" calcext:value-type="float">
            <text:p>0,017885</text:p>
          </table:table-cell>
          <table:table-cell office:value-type="float" office:value="0.016988" calcext:value-type="float">
            <text:p>0,016988</text:p>
          </table:table-cell>
          <table:table-cell office:value-type="float" office:value="0.016946" calcext:value-type="float">
            <text:p>0,016946</text:p>
          </table:table-cell>
          <table:table-cell office:value-type="float" office:value="0.016645" calcext:value-type="float">
            <text:p>0,016645</text:p>
          </table:table-cell>
          <table:table-cell office:value-type="float" office:value="0.016707" calcext:value-type="float">
            <text:p>0,016707</text:p>
          </table:table-cell>
          <table:table-cell office:value-type="float" office:value="0.016695" calcext:value-type="float">
            <text:p>0,016695</text:p>
          </table:table-cell>
          <table:table-cell office:value-type="float" office:value="0.016766" calcext:value-type="float">
            <text:p>0,016766</text:p>
          </table:table-cell>
          <table:table-cell office:value-type="float" office:value="0.016645" calcext:value-type="float">
            <text:p>0,016645</text:p>
          </table:table-cell>
          <table:table-cell table:formula="of:=AVERAGE([.B61:.K61])" office:value-type="float" office:value="0.0168552" calcext:value-type="float">
            <text:p>1,69E-02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000578" calcext:value-type="float">
            <text:p>0,000578</text:p>
          </table:table-cell>
          <table:table-cell office:value-type="float" office:value="0.032005" calcext:value-type="float">
            <text:p>0,032005</text:p>
          </table:table-cell>
          <table:table-cell office:value-type="float" office:value="0.030074" calcext:value-type="float">
            <text:p>0,030074</text:p>
          </table:table-cell>
          <table:table-cell office:value-type="float" office:value="0.029928" calcext:value-type="float">
            <text:p>0,029928</text:p>
          </table:table-cell>
          <table:table-cell office:value-type="float" office:value="0.029372" calcext:value-type="float">
            <text:p>0,029372</text:p>
          </table:table-cell>
          <table:table-cell office:value-type="float" office:value="0.029371" calcext:value-type="float">
            <text:p>0,029371</text:p>
          </table:table-cell>
          <table:table-cell office:value-type="float" office:value="0.029656" calcext:value-type="float">
            <text:p>0,029656</text:p>
          </table:table-cell>
          <table:table-cell office:value-type="float" office:value="0.029425" calcext:value-type="float">
            <text:p>0,029425</text:p>
          </table:table-cell>
          <table:table-cell office:value-type="float" office:value="0.029366" calcext:value-type="float">
            <text:p>0,029366</text:p>
          </table:table-cell>
          <table:table-cell office:value-type="float" office:value="0.029394" calcext:value-type="float">
            <text:p>0,029394</text:p>
          </table:table-cell>
          <table:table-cell table:formula="of:=AVERAGE([.B62:.K62])" office:value-type="float" office:value="0.0269169" calcext:value-type="float">
            <text:p>2,69E-02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000834" calcext:value-type="float">
            <text:p>0,000834</text:p>
          </table:table-cell>
          <table:table-cell office:value-type="float" office:value="0.048624" calcext:value-type="float">
            <text:p>0,048624</text:p>
          </table:table-cell>
          <table:table-cell office:value-type="float" office:value="0.046185" calcext:value-type="float">
            <text:p>0,046185</text:p>
          </table:table-cell>
          <table:table-cell office:value-type="float" office:value="0.045815" calcext:value-type="float">
            <text:p>0,045815</text:p>
          </table:table-cell>
          <table:table-cell office:value-type="float" office:value="0.045801" calcext:value-type="float">
            <text:p>0,045801</text:p>
          </table:table-cell>
          <table:table-cell office:value-type="float" office:value="0.045751" calcext:value-type="float">
            <text:p>0,045751</text:p>
          </table:table-cell>
          <table:table-cell office:value-type="float" office:value="0.045747" calcext:value-type="float">
            <text:p>0,045747</text:p>
          </table:table-cell>
          <table:table-cell office:value-type="float" office:value="0.045707" calcext:value-type="float">
            <text:p>0,045707</text:p>
          </table:table-cell>
          <table:table-cell office:value-type="float" office:value="0.045688" calcext:value-type="float">
            <text:p>0,045688</text:p>
          </table:table-cell>
          <table:table-cell office:value-type="float" office:value="0.045802" calcext:value-type="float">
            <text:p>0,045802</text:p>
          </table:table-cell>
          <table:table-cell table:formula="of:=AVERAGE([.B63:.K63])" office:value-type="float" office:value="0.0415954" calcext:value-type="float">
            <text:p>4,16E-02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0.000935" calcext:value-type="float">
            <text:p>0,000935</text:p>
          </table:table-cell>
          <table:table-cell office:value-type="float" office:value="0.077514" calcext:value-type="float">
            <text:p>0,077514</text:p>
          </table:table-cell>
          <table:table-cell office:value-type="float" office:value="0.065889" calcext:value-type="float">
            <text:p>0,065889</text:p>
          </table:table-cell>
          <table:table-cell office:value-type="float" office:value="0.066511" calcext:value-type="float">
            <text:p>0,066511</text:p>
          </table:table-cell>
          <table:table-cell office:value-type="float" office:value="0.066903" calcext:value-type="float">
            <text:p>0,066903</text:p>
          </table:table-cell>
          <table:table-cell office:value-type="float" office:value="0.065832" calcext:value-type="float">
            <text:p>0,065832</text:p>
          </table:table-cell>
          <table:table-cell office:value-type="float" office:value="0.068237" calcext:value-type="float">
            <text:p>0,068237</text:p>
          </table:table-cell>
          <table:table-cell office:value-type="float" office:value="0.066822" calcext:value-type="float">
            <text:p>0,066822</text:p>
          </table:table-cell>
          <table:table-cell office:value-type="float" office:value="0.066099" calcext:value-type="float">
            <text:p>0,066099</text:p>
          </table:table-cell>
          <table:table-cell office:value-type="float" office:value="0.065945" calcext:value-type="float">
            <text:p>0,065945</text:p>
          </table:table-cell>
          <table:table-cell table:formula="of:=AVERAGE([.B64:.K64])" office:value-type="float" office:value="0.0610687" calcext:value-type="float">
            <text:p>6,11E-02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0.001078" calcext:value-type="float">
            <text:p>0,001078</text:p>
          </table:table-cell>
          <table:table-cell office:value-type="float" office:value="0.090811" calcext:value-type="float">
            <text:p>0,090811</text:p>
          </table:table-cell>
          <table:table-cell office:value-type="float" office:value="0.08925" calcext:value-type="float">
            <text:p>0,08925</text:p>
          </table:table-cell>
          <table:table-cell office:value-type="float" office:value="0.091059" calcext:value-type="float">
            <text:p>0,091059</text:p>
          </table:table-cell>
          <table:table-cell office:value-type="float" office:value="0.08917" calcext:value-type="float">
            <text:p>0,08917</text:p>
          </table:table-cell>
          <table:table-cell office:value-type="float" office:value="0.092578" calcext:value-type="float">
            <text:p>0,092578</text:p>
          </table:table-cell>
          <table:table-cell office:value-type="float" office:value="0.090664" calcext:value-type="float">
            <text:p>0,090664</text:p>
          </table:table-cell>
          <table:table-cell office:value-type="float" office:value="0.089428" calcext:value-type="float">
            <text:p>0,089428</text:p>
          </table:table-cell>
          <table:table-cell office:value-type="float" office:value="0.089318" calcext:value-type="float">
            <text:p>0,089318</text:p>
          </table:table-cell>
          <table:table-cell office:value-type="float" office:value="0.090287" calcext:value-type="float">
            <text:p>0,090287</text:p>
          </table:table-cell>
          <table:table-cell table:formula="of:=AVERAGE([.B65:.K65])" office:value-type="float" office:value="0.0813643" calcext:value-type="float">
            <text:p>8,14E-02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0.001345" calcext:value-type="float">
            <text:p>0,001345</text:p>
          </table:table-cell>
          <table:table-cell office:value-type="float" office:value="0.119177" calcext:value-type="float">
            <text:p>0,119177</text:p>
          </table:table-cell>
          <table:table-cell office:value-type="float" office:value="0.116501" calcext:value-type="float">
            <text:p>0,116501</text:p>
          </table:table-cell>
          <table:table-cell office:value-type="float" office:value="0.116591" calcext:value-type="float">
            <text:p>0,116591</text:p>
          </table:table-cell>
          <table:table-cell office:value-type="float" office:value="0.116333" calcext:value-type="float">
            <text:p>0,116333</text:p>
          </table:table-cell>
          <table:table-cell office:value-type="float" office:value="0.116731" calcext:value-type="float">
            <text:p>0,116731</text:p>
          </table:table-cell>
          <table:table-cell office:value-type="float" office:value="0.121929" calcext:value-type="float">
            <text:p>0,121929</text:p>
          </table:table-cell>
          <table:table-cell office:value-type="float" office:value="0.116517" calcext:value-type="float">
            <text:p>0,116517</text:p>
          </table:table-cell>
          <table:table-cell office:value-type="float" office:value="0.116356" calcext:value-type="float">
            <text:p>0,116356</text:p>
          </table:table-cell>
          <table:table-cell office:value-type="float" office:value="0.116483" calcext:value-type="float">
            <text:p>0,116483</text:p>
          </table:table-cell>
          <table:table-cell table:formula="of:=AVERAGE([.B66:.K66])" office:value-type="float" office:value="0.1057963" calcext:value-type="float">
            <text:p>1,06E-01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0.001422" calcext:value-type="float">
            <text:p>0,001422</text:p>
          </table:table-cell>
          <table:table-cell office:value-type="float" office:value="0.160693" calcext:value-type="float">
            <text:p>0,160693</text:p>
          </table:table-cell>
          <table:table-cell office:value-type="float" office:value="0.14768" calcext:value-type="float">
            <text:p>0,14768</text:p>
          </table:table-cell>
          <table:table-cell office:value-type="float" office:value="0.146882" calcext:value-type="float">
            <text:p>0,146882</text:p>
          </table:table-cell>
          <table:table-cell office:value-type="float" office:value="0.150324" calcext:value-type="float">
            <text:p>0,150324</text:p>
          </table:table-cell>
          <table:table-cell office:value-type="float" office:value="0.149744" calcext:value-type="float">
            <text:p>0,149744</text:p>
          </table:table-cell>
          <table:table-cell office:value-type="float" office:value="0.147441" calcext:value-type="float">
            <text:p>0,147441</text:p>
          </table:table-cell>
          <table:table-cell office:value-type="float" office:value="0.147747" calcext:value-type="float">
            <text:p>0,147747</text:p>
          </table:table-cell>
          <table:table-cell office:value-type="float" office:value="0.147174" calcext:value-type="float">
            <text:p>0,147174</text:p>
          </table:table-cell>
          <table:table-cell office:value-type="float" office:value="0.147715" calcext:value-type="float">
            <text:p>0,147715</text:p>
          </table:table-cell>
          <table:table-cell table:formula="of:=AVERAGE([.B67:.K67])" office:value-type="float" office:value="0.1346822" calcext:value-type="float">
            <text:p>1,35E-01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0.00165" calcext:value-type="float">
            <text:p>0,00165</text:p>
          </table:table-cell>
          <table:table-cell office:value-type="float" office:value="0.194517" calcext:value-type="float">
            <text:p>0,194517</text:p>
          </table:table-cell>
          <table:table-cell office:value-type="float" office:value="0.186249" calcext:value-type="float">
            <text:p>0,186249</text:p>
          </table:table-cell>
          <table:table-cell office:value-type="float" office:value="0.181909" calcext:value-type="float">
            <text:p>0,181909</text:p>
          </table:table-cell>
          <table:table-cell office:value-type="float" office:value="0.182637" calcext:value-type="float">
            <text:p>0,182637</text:p>
          </table:table-cell>
          <table:table-cell office:value-type="float" office:value="0.181866" calcext:value-type="float">
            <text:p>0,181866</text:p>
          </table:table-cell>
          <table:table-cell office:value-type="float" office:value="0.18119" calcext:value-type="float">
            <text:p>0,18119</text:p>
          </table:table-cell>
          <table:table-cell office:value-type="float" office:value="0.183549" calcext:value-type="float">
            <text:p>0,183549</text:p>
          </table:table-cell>
          <table:table-cell office:value-type="float" office:value="0.181227" calcext:value-type="float">
            <text:p>0,181227</text:p>
          </table:table-cell>
          <table:table-cell office:value-type="float" office:value="0.181869" calcext:value-type="float">
            <text:p>0,181869</text:p>
          </table:table-cell>
          <table:table-cell table:formula="of:=AVERAGE([.B68:.K68])" office:value-type="float" office:value="0.1656663" calcext:value-type="float">
            <text:p>1,66E-01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0.001866" calcext:value-type="float">
            <text:p>0,001866</text:p>
          </table:table-cell>
          <table:table-cell office:value-type="float" office:value="0.232596" calcext:value-type="float">
            <text:p>0,232596</text:p>
          </table:table-cell>
          <table:table-cell office:value-type="float" office:value="0.219609" calcext:value-type="float">
            <text:p>0,219609</text:p>
          </table:table-cell>
          <table:table-cell office:value-type="float" office:value="0.219761" calcext:value-type="float">
            <text:p>0,219761</text:p>
          </table:table-cell>
          <table:table-cell office:value-type="float" office:value="0.220519" calcext:value-type="float">
            <text:p>0,220519</text:p>
          </table:table-cell>
          <table:table-cell office:value-type="float" office:value="0.223883" calcext:value-type="float">
            <text:p>0,223883</text:p>
          </table:table-cell>
          <table:table-cell office:value-type="float" office:value="0.220331" calcext:value-type="float">
            <text:p>0,220331</text:p>
          </table:table-cell>
          <table:table-cell office:value-type="float" office:value="0.219602" calcext:value-type="float">
            <text:p>0,219602</text:p>
          </table:table-cell>
          <table:table-cell office:value-type="float" office:value="0.2195" calcext:value-type="float">
            <text:p>0,2195</text:p>
          </table:table-cell>
          <table:table-cell office:value-type="float" office:value="0.22143" calcext:value-type="float">
            <text:p>0,22143</text:p>
          </table:table-cell>
          <table:table-cell table:formula="of:=AVERAGE([.B69:.K69])" office:value-type="float" office:value="0.1999097" calcext:value-type="float">
            <text:p>2,00E-01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0.001946" calcext:value-type="float">
            <text:p>0,001946</text:p>
          </table:table-cell>
          <table:table-cell office:value-type="float" office:value="0.276905" calcext:value-type="float">
            <text:p>0,276905</text:p>
          </table:table-cell>
          <table:table-cell office:value-type="float" office:value="0.262171" calcext:value-type="float">
            <text:p>0,262171</text:p>
          </table:table-cell>
          <table:table-cell office:value-type="float" office:value="0.262016" calcext:value-type="float">
            <text:p>0,262016</text:p>
          </table:table-cell>
          <table:table-cell office:value-type="float" office:value="0.261702" calcext:value-type="float">
            <text:p>0,261702</text:p>
          </table:table-cell>
          <table:table-cell office:value-type="float" office:value="0.262469" calcext:value-type="float">
            <text:p>0,262469</text:p>
          </table:table-cell>
          <table:table-cell office:value-type="float" office:value="0.260634" calcext:value-type="float">
            <text:p>0,260634</text:p>
          </table:table-cell>
          <table:table-cell office:value-type="float" office:value="0.261841" calcext:value-type="float">
            <text:p>0,261841</text:p>
          </table:table-cell>
          <table:table-cell office:value-type="float" office:value="0.26145" calcext:value-type="float">
            <text:p>0,26145</text:p>
          </table:table-cell>
          <table:table-cell office:value-type="float" office:value="0.262882" calcext:value-type="float">
            <text:p>0,262882</text:p>
          </table:table-cell>
          <table:table-cell table:formula="of:=AVERAGE([.B70:.K70])" office:value-type="float" office:value="0.2374016" calcext:value-type="float">
            <text:p>2,37E-01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0.002241" calcext:value-type="float">
            <text:p>0,002241</text:p>
          </table:table-cell>
          <table:table-cell office:value-type="float" office:value="0.318065" calcext:value-type="float">
            <text:p>0,318065</text:p>
          </table:table-cell>
          <table:table-cell office:value-type="float" office:value="0.307399" calcext:value-type="float">
            <text:p>0,307399</text:p>
          </table:table-cell>
          <table:table-cell office:value-type="float" office:value="0.306303" calcext:value-type="float">
            <text:p>0,306303</text:p>
          </table:table-cell>
          <table:table-cell office:value-type="float" office:value="0.310192" calcext:value-type="float">
            <text:p>0,310192</text:p>
          </table:table-cell>
          <table:table-cell office:value-type="float" office:value="0.305883" calcext:value-type="float">
            <text:p>0,305883</text:p>
          </table:table-cell>
          <table:table-cell office:value-type="float" office:value="0.306149" calcext:value-type="float">
            <text:p>0,306149</text:p>
          </table:table-cell>
          <table:table-cell office:value-type="float" office:value="0.306789" calcext:value-type="float">
            <text:p>0,306789</text:p>
          </table:table-cell>
          <table:table-cell office:value-type="float" office:value="0.306816" calcext:value-type="float">
            <text:p>0,306816</text:p>
          </table:table-cell>
          <table:table-cell office:value-type="float" office:value="0.306621" calcext:value-type="float">
            <text:p>0,306621</text:p>
          </table:table-cell>
          <table:table-cell table:formula="of:=AVERAGE([.B71:.K71])" office:value-type="float" office:value="0.2776458" calcext:value-type="float">
            <text:p>2,78E-01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0.002508" calcext:value-type="float">
            <text:p>0,002508</text:p>
          </table:table-cell>
          <table:table-cell office:value-type="float" office:value="0.367504" calcext:value-type="float">
            <text:p>0,367504</text:p>
          </table:table-cell>
          <table:table-cell office:value-type="float" office:value="0.354805" calcext:value-type="float">
            <text:p>0,354805</text:p>
          </table:table-cell>
          <table:table-cell office:value-type="float" office:value="0.363281" calcext:value-type="float">
            <text:p>0,363281</text:p>
          </table:table-cell>
          <table:table-cell office:value-type="float" office:value="0.357765" calcext:value-type="float">
            <text:p>0,357765</text:p>
          </table:table-cell>
          <table:table-cell office:value-type="float" office:value="0.354336" calcext:value-type="float">
            <text:p>0,354336</text:p>
          </table:table-cell>
          <table:table-cell office:value-type="float" office:value="0.35503" calcext:value-type="float">
            <text:p>0,35503</text:p>
          </table:table-cell>
          <table:table-cell office:value-type="float" office:value="0.354191" calcext:value-type="float">
            <text:p>0,354191</text:p>
          </table:table-cell>
          <table:table-cell office:value-type="float" office:value="0.354852" calcext:value-type="float">
            <text:p>0,354852</text:p>
          </table:table-cell>
          <table:table-cell office:value-type="float" office:value="0.354749" calcext:value-type="float">
            <text:p>0,354749</text:p>
          </table:table-cell>
          <table:table-cell table:formula="of:=AVERAGE([.B72:.K72])" office:value-type="float" office:value="0.3219021" calcext:value-type="float">
            <text:p>3,22E-01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0.002879" calcext:value-type="float">
            <text:p>0,002879</text:p>
          </table:table-cell>
          <table:table-cell office:value-type="float" office:value="0.418921" calcext:value-type="float">
            <text:p>0,418921</text:p>
          </table:table-cell>
          <table:table-cell office:value-type="float" office:value="0.407113" calcext:value-type="float">
            <text:p>0,407113</text:p>
          </table:table-cell>
          <table:table-cell office:value-type="float" office:value="0.410408" calcext:value-type="float">
            <text:p>0,410408</text:p>
          </table:table-cell>
          <table:table-cell office:value-type="float" office:value="0.406915" calcext:value-type="float">
            <text:p>0,406915</text:p>
          </table:table-cell>
          <table:table-cell office:value-type="float" office:value="0.407049" calcext:value-type="float">
            <text:p>0,407049</text:p>
          </table:table-cell>
          <table:table-cell office:value-type="float" office:value="0.4064" calcext:value-type="float">
            <text:p>0,4064</text:p>
          </table:table-cell>
          <table:table-cell office:value-type="float" office:value="0.406993" calcext:value-type="float">
            <text:p>0,406993</text:p>
          </table:table-cell>
          <table:table-cell office:value-type="float" office:value="0.407571" calcext:value-type="float">
            <text:p>0,407571</text:p>
          </table:table-cell>
          <table:table-cell office:value-type="float" office:value="0.406445" calcext:value-type="float">
            <text:p>0,406445</text:p>
          </table:table-cell>
          <table:table-cell table:formula="of:=AVERAGE([.B73:.K73])" office:value-type="float" office:value="0.3680694" calcext:value-type="float">
            <text:p>3,68E-01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0.002991" calcext:value-type="float">
            <text:p>0,002991</text:p>
          </table:table-cell>
          <table:table-cell office:value-type="float" office:value="0.473874" calcext:value-type="float">
            <text:p>0,473874</text:p>
          </table:table-cell>
          <table:table-cell office:value-type="float" office:value="0.463014" calcext:value-type="float">
            <text:p>0,463014</text:p>
          </table:table-cell>
          <table:table-cell office:value-type="float" office:value="0.466164" calcext:value-type="float">
            <text:p>0,466164</text:p>
          </table:table-cell>
          <table:table-cell office:value-type="float" office:value="0.462317" calcext:value-type="float">
            <text:p>0,462317</text:p>
          </table:table-cell>
          <table:table-cell office:value-type="float" office:value="0.463303" calcext:value-type="float">
            <text:p>0,463303</text:p>
          </table:table-cell>
          <table:table-cell office:value-type="float" office:value="0.462605" calcext:value-type="float">
            <text:p>0,462605</text:p>
          </table:table-cell>
          <table:table-cell office:value-type="float" office:value="0.46245" calcext:value-type="float">
            <text:p>0,46245</text:p>
          </table:table-cell>
          <table:table-cell office:value-type="float" office:value="0.4626" calcext:value-type="float">
            <text:p>0,4626</text:p>
          </table:table-cell>
          <table:table-cell office:value-type="float" office:value="0.462427" calcext:value-type="float">
            <text:p>0,462427</text:p>
          </table:table-cell>
          <table:table-cell table:formula="of:=AVERAGE([.B74:.K74])" office:value-type="float" office:value="0.4181745" calcext:value-type="float">
            <text:p>4,18E-01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0.00317" calcext:value-type="float">
            <text:p>0,00317</text:p>
          </table:table-cell>
          <table:table-cell office:value-type="float" office:value="0.534019" calcext:value-type="float">
            <text:p>0,534019</text:p>
          </table:table-cell>
          <table:table-cell office:value-type="float" office:value="0.527275" calcext:value-type="float">
            <text:p>0,527275</text:p>
          </table:table-cell>
          <table:table-cell office:value-type="float" office:value="0.52195" calcext:value-type="float">
            <text:p>0,52195</text:p>
          </table:table-cell>
          <table:table-cell office:value-type="float" office:value="0.525265" calcext:value-type="float">
            <text:p>0,525265</text:p>
          </table:table-cell>
          <table:table-cell office:value-type="float" office:value="0.521912" calcext:value-type="float">
            <text:p>0,521912</text:p>
          </table:table-cell>
          <table:table-cell office:value-type="float" office:value="0.521829" calcext:value-type="float">
            <text:p>0,521829</text:p>
          </table:table-cell>
          <table:table-cell office:value-type="float" office:value="0.521752" calcext:value-type="float">
            <text:p>0,521752</text:p>
          </table:table-cell>
          <table:table-cell office:value-type="float" office:value="0.522663" calcext:value-type="float">
            <text:p>0,522663</text:p>
          </table:table-cell>
          <table:table-cell office:value-type="float" office:value="0.522256" calcext:value-type="float">
            <text:p>0,522256</text:p>
          </table:table-cell>
          <table:table-cell table:formula="of:=AVERAGE([.B75:.K75])" office:value-type="float" office:value="0.4722091" calcext:value-type="float">
            <text:p>4,72E-01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0.003572" calcext:value-type="float">
            <text:p>0,003572</text:p>
          </table:table-cell>
          <table:table-cell office:value-type="float" office:value="0.59695" calcext:value-type="float">
            <text:p>0,59695</text:p>
          </table:table-cell>
          <table:table-cell office:value-type="float" office:value="0.589409" calcext:value-type="float">
            <text:p>0,589409</text:p>
          </table:table-cell>
          <table:table-cell office:value-type="float" office:value="0.584931" calcext:value-type="float">
            <text:p>0,584931</text:p>
          </table:table-cell>
          <table:table-cell office:value-type="float" office:value="0.587212" calcext:value-type="float">
            <text:p>0,587212</text:p>
          </table:table-cell>
          <table:table-cell office:value-type="float" office:value="0.584634" calcext:value-type="float">
            <text:p>0,584634</text:p>
          </table:table-cell>
          <table:table-cell office:value-type="float" office:value="0.58724" calcext:value-type="float">
            <text:p>0,58724</text:p>
          </table:table-cell>
          <table:table-cell office:value-type="float" office:value="0.586186" calcext:value-type="float">
            <text:p>0,586186</text:p>
          </table:table-cell>
          <table:table-cell office:value-type="float" office:value="0.58618" calcext:value-type="float">
            <text:p>0,58618</text:p>
          </table:table-cell>
          <table:table-cell office:value-type="float" office:value="0.587111" calcext:value-type="float">
            <text:p>0,587111</text:p>
          </table:table-cell>
          <table:table-cell table:formula="of:=AVERAGE([.B76:.K76])" office:value-type="float" office:value="0.5293425" calcext:value-type="float">
            <text:p>5,29E-01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0.003656" calcext:value-type="float">
            <text:p>0,003656</text:p>
          </table:table-cell>
          <table:table-cell office:value-type="float" office:value="0.654861" calcext:value-type="float">
            <text:p>0,654861</text:p>
          </table:table-cell>
          <table:table-cell office:value-type="float" office:value="0.661484" calcext:value-type="float">
            <text:p>0,661484</text:p>
          </table:table-cell>
          <table:table-cell office:value-type="float" office:value="0.65409" calcext:value-type="float">
            <text:p>0,65409</text:p>
          </table:table-cell>
          <table:table-cell office:value-type="float" office:value="0.653164" calcext:value-type="float">
            <text:p>0,653164</text:p>
          </table:table-cell>
          <table:table-cell office:value-type="float" office:value="0.65294" calcext:value-type="float">
            <text:p>0,65294</text:p>
          </table:table-cell>
          <table:table-cell office:value-type="float" office:value="0.654685" calcext:value-type="float">
            <text:p>0,654685</text:p>
          </table:table-cell>
          <table:table-cell office:value-type="float" office:value="0.651834" calcext:value-type="float">
            <text:p>0,651834</text:p>
          </table:table-cell>
          <table:table-cell office:value-type="float" office:value="0.655029" calcext:value-type="float">
            <text:p>0,655029</text:p>
          </table:table-cell>
          <table:table-cell office:value-type="float" office:value="0.654518" calcext:value-type="float">
            <text:p>0,654518</text:p>
          </table:table-cell>
          <table:table-cell table:formula="of:=AVERAGE([.B77:.K77])" office:value-type="float" office:value="0.5896261" calcext:value-type="float">
            <text:p>5,90E-01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0.003847" calcext:value-type="float">
            <text:p>0,003847</text:p>
          </table:table-cell>
          <table:table-cell office:value-type="float" office:value="0.728444" calcext:value-type="float">
            <text:p>0,728444</text:p>
          </table:table-cell>
          <table:table-cell office:value-type="float" office:value="0.726829" calcext:value-type="float">
            <text:p>0,726829</text:p>
          </table:table-cell>
          <table:table-cell office:value-type="float" office:value="0.727703" calcext:value-type="float">
            <text:p>0,727703</text:p>
          </table:table-cell>
          <table:table-cell office:value-type="float" office:value="0.721961" calcext:value-type="float">
            <text:p>0,721961</text:p>
          </table:table-cell>
          <table:table-cell office:value-type="float" office:value="0.721863" calcext:value-type="float">
            <text:p>0,721863</text:p>
          </table:table-cell>
          <table:table-cell office:value-type="float" office:value="0.72219" calcext:value-type="float">
            <text:p>0,72219</text:p>
          </table:table-cell>
          <table:table-cell office:value-type="float" office:value="0.725427" calcext:value-type="float">
            <text:p>0,725427</text:p>
          </table:table-cell>
          <table:table-cell office:value-type="float" office:value="0.722061" calcext:value-type="float">
            <text:p>0,722061</text:p>
          </table:table-cell>
          <table:table-cell office:value-type="float" office:value="0.722148" calcext:value-type="float">
            <text:p>0,722148</text:p>
          </table:table-cell>
          <table:table-cell table:formula="of:=AVERAGE([.B78:.K78])" office:value-type="float" office:value="0.6522473" calcext:value-type="float">
            <text:p>6,52E-01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0.004223" calcext:value-type="float">
            <text:p>0,004223</text:p>
          </table:table-cell>
          <table:table-cell office:value-type="float" office:value="0.797663" calcext:value-type="float">
            <text:p>0,797663</text:p>
          </table:table-cell>
          <table:table-cell office:value-type="float" office:value="0.800623" calcext:value-type="float">
            <text:p>0,800623</text:p>
          </table:table-cell>
          <table:table-cell office:value-type="float" office:value="0.79733" calcext:value-type="float">
            <text:p>0,79733</text:p>
          </table:table-cell>
          <table:table-cell office:value-type="float" office:value="0.796121" calcext:value-type="float">
            <text:p>0,796121</text:p>
          </table:table-cell>
          <table:table-cell office:value-type="float" office:value="0.798519" calcext:value-type="float">
            <text:p>0,798519</text:p>
          </table:table-cell>
          <table:table-cell office:value-type="float" office:value="0.795467" calcext:value-type="float">
            <text:p>0,795467</text:p>
          </table:table-cell>
          <table:table-cell office:value-type="float" office:value="0.795832" calcext:value-type="float">
            <text:p>0,795832</text:p>
          </table:table-cell>
          <table:table-cell office:value-type="float" office:value="0.796034" calcext:value-type="float">
            <text:p>0,796034</text:p>
          </table:table-cell>
          <table:table-cell office:value-type="float" office:value="0.796005" calcext:value-type="float">
            <text:p>0,796005</text:p>
          </table:table-cell>
          <table:table-cell table:formula="of:=AVERAGE([.B79:.K79])" office:value-type="float" office:value="0.7177817" calcext:value-type="float">
            <text:p>7,18E-01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0.003523" calcext:value-type="float">
            <text:p>0,003523</text:p>
          </table:table-cell>
          <table:table-cell office:value-type="float" office:value="0.875882" calcext:value-type="float">
            <text:p>0,875882</text:p>
          </table:table-cell>
          <table:table-cell office:value-type="float" office:value="0.876786" calcext:value-type="float">
            <text:p>0,876786</text:p>
          </table:table-cell>
          <table:table-cell office:value-type="float" office:value="0.873884" calcext:value-type="float">
            <text:p>0,873884</text:p>
          </table:table-cell>
          <table:table-cell office:value-type="float" office:value="0.873184" calcext:value-type="float">
            <text:p>0,873184</text:p>
          </table:table-cell>
          <table:table-cell office:value-type="float" office:value="0.873808" calcext:value-type="float">
            <text:p>0,873808</text:p>
          </table:table-cell>
          <table:table-cell office:value-type="float" office:value="0.872867" calcext:value-type="float">
            <text:p>0,872867</text:p>
          </table:table-cell>
          <table:table-cell office:value-type="float" office:value="0.873678" calcext:value-type="float">
            <text:p>0,873678</text:p>
          </table:table-cell>
          <table:table-cell office:value-type="float" office:value="0.874867" calcext:value-type="float">
            <text:p>0,874867</text:p>
          </table:table-cell>
          <table:table-cell office:value-type="float" office:value="0.872533" calcext:value-type="float">
            <text:p>0,872533</text:p>
          </table:table-cell>
          <table:table-cell table:formula="of:=AVERAGE([.B80:.K80])" office:value-type="float" office:value="0.7871012" calcext:value-type="float">
            <text:p>7,87E-01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0.003882" calcext:value-type="float">
            <text:p>0,003882</text:p>
          </table:table-cell>
          <table:table-cell office:value-type="float" office:value="0.95827" calcext:value-type="float">
            <text:p>0,95827</text:p>
          </table:table-cell>
          <table:table-cell office:value-type="float" office:value="0.958071" calcext:value-type="float">
            <text:p>0,958071</text:p>
          </table:table-cell>
          <table:table-cell office:value-type="float" office:value="0.955129" calcext:value-type="float">
            <text:p>0,955129</text:p>
          </table:table-cell>
          <table:table-cell office:value-type="float" office:value="0.95382" calcext:value-type="float">
            <text:p>0,95382</text:p>
          </table:table-cell>
          <table:table-cell office:value-type="float" office:value="0.954655" calcext:value-type="float">
            <text:p>0,954655</text:p>
          </table:table-cell>
          <table:table-cell office:value-type="float" office:value="0.954275" calcext:value-type="float">
            <text:p>0,954275</text:p>
          </table:table-cell>
          <table:table-cell office:value-type="float" office:value="0.953478" calcext:value-type="float">
            <text:p>0,953478</text:p>
          </table:table-cell>
          <table:table-cell office:value-type="float" office:value="0.954135" calcext:value-type="float">
            <text:p>0,954135</text:p>
          </table:table-cell>
          <table:table-cell office:value-type="float" office:value="0.954402" calcext:value-type="float">
            <text:p>0,954402</text:p>
          </table:table-cell>
          <table:table-cell table:formula="of:=AVERAGE([.B81:.K81])" office:value-type="float" office:value="0.8600117" calcext:value-type="float">
            <text:p>8,60E-01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0.00476" calcext:value-type="float">
            <text:p>0,00476</text:p>
          </table:table-cell>
          <table:table-cell office:value-type="float" office:value="1.05324" calcext:value-type="float">
            <text:p>1,05324</text:p>
          </table:table-cell>
          <table:table-cell office:value-type="float" office:value="1.03897" calcext:value-type="float">
            <text:p>1,03897</text:p>
          </table:table-cell>
          <table:table-cell office:value-type="float" office:value="1.03907" calcext:value-type="float">
            <text:p>1,03907</text:p>
          </table:table-cell>
          <table:table-cell office:value-type="float" office:value="1.0387" calcext:value-type="float">
            <text:p>1,0387</text:p>
          </table:table-cell>
          <table:table-cell office:value-type="float" office:value="1.0383" calcext:value-type="float">
            <text:p>1,0383</text:p>
          </table:table-cell>
          <table:table-cell office:value-type="float" office:value="1.03939" calcext:value-type="float">
            <text:p>1,03939</text:p>
          </table:table-cell>
          <table:table-cell office:value-type="float" office:value="1.03857" calcext:value-type="float">
            <text:p>1,03857</text:p>
          </table:table-cell>
          <table:table-cell office:value-type="float" office:value="1.03814" calcext:value-type="float">
            <text:p>1,03814</text:p>
          </table:table-cell>
          <table:table-cell office:value-type="float" office:value="1.0385" calcext:value-type="float">
            <text:p>1,0385</text:p>
          </table:table-cell>
          <table:table-cell table:formula="of:=AVERAGE([.B82:.K82])" office:value-type="float" office:value="0.936764" calcext:value-type="float">
            <text:p>9,37E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7:39:20.3043568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1:13:57.038359869</meta:creation-date>
    <dc:date>2020-03-14T17:44:34.318227735</dc:date>
    <meta:editing-duration>PT7M53S</meta:editing-duration>
    <meta:editing-cycles>2</meta:editing-cycles>
    <meta:generator>LibreOffice/6.2.8.2$Linux_X86_64 LibreOffice_project/20$Build-2</meta:generator>
    <meta:document-statistic meta:table-count="1" meta:cell-count="936" meta:object-count="0"/>
  </office:meta>
</office:document-meta>
</file>